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575in" fo:margin-left="-0.075in" fo:margin-top="0in" fo:margin-bottom="0in" table:align="left" style:writing-mode="lr-tb"/>
    </style:style>
    <style:style style:name="Table1.A" style:family="table-column">
      <style:table-column-properties style:column-width="1.0181in"/>
    </style:style>
    <style:style style:name="Table1.B" style:family="table-column">
      <style:table-column-properties style:column-width="0.8069in"/>
    </style:style>
    <style:style style:name="Table1.C" style:family="table-column">
      <style:table-column-properties style:column-width="0.9993in"/>
    </style:style>
    <style:style style:name="Table1.D" style:family="table-column">
      <style:table-column-properties style:column-width="0.7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2.2257in" fo:margin-left="-0.075in" fo:margin-top="0in" fo:margin-bottom="0in" table:align="left" style:writing-mode="lr-tb"/>
    </style:style>
    <style:style style:name="Table2.A" style:family="table-column">
      <style:table-column-properties style:column-width="0.8181in"/>
    </style:style>
    <style:style style:name="Table2.B" style:family="table-column">
      <style:table-column-properties style:column-width="1.406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4" style:family="paragraph" style:parent-style-name="Standard">
      <style:paragraph-properties fo:margin-left="0in" fo:margin-right="0in" fo:text-indent="0in" style:auto-text-indent="false">
        <style:tab-stops/>
      </style:paragraph-properties>
      <style:text-properties style:use-window-font-color="true" style:font-name="Times New Roman" fo:font-size="10pt" style:font-size-asian="10pt"/>
    </style:style>
    <style:style style:name="P5" style:family="paragraph" style:parent-style-name="Standard">
      <style:paragraph-properties fo:margin-left="0in" fo:margin-right="0in" fo:text-align="center" style:justify-single-word="false" fo:text-indent="0in" style:auto-text-indent="false">
        <style:tab-stops/>
      </style:paragraph-properties>
      <style:text-properties style:use-window-font-color="true" style:font-name="Times New Roman" fo:font-size="10pt" style:font-size-asian="10pt"/>
    </style:style>
    <style:style style:name="P6" style:family="paragraph" style:parent-style-name="Standard">
      <style:paragraph-properties fo:margin-left="0in" fo:margin-right="0in" fo:text-indent="0in" style:auto-text-indent="false"/>
      <style:text-properties style:use-window-font-color="true" style:font-name="Times New Roman" fo:font-size="10pt" fo:font-style="italic" fo:font-weight="bold" style:font-size-asian="10pt" style:font-style-asian="italic" style:font-weight-asian="bold"/>
    </style:style>
    <style:style style:name="P7" style:family="paragraph" style:parent-style-name="Standard">
      <style:paragraph-properties fo:margin-left="0in" fo:margin-right="0in" fo:text-align="start" style:justify-single-word="false" fo:orphans="0" fo:widows="0" fo:text-indent="0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Text_20_body">
      <style:paragraph-properties fo:margin-left="0in" fo:margin-right="0in" fo:text-indent="0in" style:auto-text-indent="false"/>
    </style:style>
    <style:style style:name="P12" style:family="paragraph" style:parent-style-name="Body_20_Text_20_2">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style>
    <style:style style:name="P14" style:family="paragraph" style:parent-style-name="Heading_20_9">
      <style:paragraph-properties fo:margin-left="0in" fo:margin-right="0in" fo:text-indent="0in" style:auto-text-indent="false">
        <style:tab-stops/>
      </style:paragraph-properties>
    </style:style>
    <style:style style:name="P15" style:family="paragraph" style:parent-style-name="Heading_20_9">
      <style:paragraph-properties fo:margin-left="0in" fo:margin-right="0in" fo:text-align="start" style:justify-single-word="false" fo:orphans="0" fo:widows="0"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use-window-font-color="true" style:font-name="Times New Roman" fo:font-size="18pt" style:font-size-asian="18pt"/>
    </style:style>
    <style:style style:name="T5" style:family="text">
      <style:text-properties style:use-window-font-color="true" style:font-name="Times New Roman" fo:font-size="10pt" fo:font-weight="bold" style:font-size-asian="10pt" style:font-weight-asian="bold"/>
    </style:style>
    <style:style style:name="T6" style:family="text">
      <style:text-properties style:use-window-font-color="true" style:font-name="Times New Roman" fo:font-size="10pt" style:font-size-asian="10pt"/>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font-name="Times New Roman" fo:font-size="10pt" fo:font-style="italic" fo:font-weight="bold" style:font-size-asian="10pt" style:font-style-asian="italic" style:font-weight-asian="bold"/>
    </style:style>
    <style:style style:name="T9" style:family="text">
      <style:text-properties style:use-window-font-color="true" style:font-name="Times New Roman"/>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h text:style-name="P13" text:outline-level="3"><text:span text:style-name="T4">TYPES, SUBTYPES, &amp; SPECIAL ABILITIES</text:span></text:h>
      <text:p text:style-name="P3"/>
      <text:p text:style-name="P2"><text:span text:style-name="T5">Aberration Type:</text:span><text:span text:style-name="T6"> An aberration has a bizarre anatomy, strange abilities, an alien mindset, or any combination of the three.</text:span></text:p>
      <text:p text:style-name="P2"><text:span text:style-name="T7">Features: </text:span><text:span text:style-name="T6">An aberration has the following features.</text:span></text:p>
      <text:p text:style-name="P2"><text:span text:style-name="T6">—d8 Hit Dice.</text:span></text:p>
      <text:p text:style-name="P2"><text:span text:style-name="T6">—Base attack bonus equal to 3/4 total Hit Dice (as cleric).</text:span></text:p>
      <text:p text:style-name="P2"><text:span text:style-name="T6">—Good Will saves.</text:span></text:p>
      <text:p text:style-name="P2"><text:span text:style-name="T6">—Skill points equal to (2 + Int modifier, minimum 1) per Hit Die, with quadruple skill points for the first Hit Die.</text:span></text:p>
      <text:p text:style-name="P2"><text:span text:style-name="T7">Traits: </text:span><text:span text:style-name="T6">An aberration possesses the following traits (unless otherwise noted in a creature’s entry).</text:span></text:p>
      <text:p text:style-name="P2"><text:span text:style-name="T6">—Darkvision out to 60 feet.</text:span></text:p>
      <text:p text:style-name="P2"><text:span text:style-name="T6">—Proficient with its natural weapons. If generally humanoid in form, proficient with all simple weapons and any weapon it is described as using.</text:span></text:p>
      <text:p text:style-name="P12"><text:span text:style-name="T9">—Proficient with whatever type of armor (light, medium, or heavy) it is described as wearing, as well as all lighter types. Aberrations not indicated as wearing armor are not proficient with armor. Aberrations are proficient with shields if they are proficient with any form of armor.</text:span></text:p>
      <text:p text:style-name="P2"><text:span text:style-name="T6">—Aberrations eat, sleep, and breathe.</text:span></text:p>
      <text:p text:style-name="P3"/>
      <text:p text:style-name="P2"><text:span text:style-name="T5">Ability Score Loss (Su):</text:span><text:span text:style-name="T6"> Some attacks reduce the opponent’s score in one or more abilities. This loss can be temporary (ability damage) or permanent (ability drain).</text:span></text:p>
      <text:p text:style-name="P2"><text:span text:style-name="T7">Ability Damage: </text:span><text:span text:style-name="T6">This attack damages an opponent’s ability score. The creature’s descriptive text gives the ability and the amount of damage. If an attack that causes ability damage scores a critical hit, it deals twice the indicated amount of damage (if the damage is expressed as a die range, roll two dice). Ability damage returns at the rate of 1 point per day for each affected ability.</text:span></text:p>
      <text:p text:style-name="P2"><text:span text:style-name="T7">Ability Drain: </text:span><text:span text:style-name="T6">This effect permanently reduces a living opponent’s ability score when the creature hits with a melee attack. The creature’s descriptive text gives the ability and the amount drained. If an attack that causes ability drain scores a critical hit, it drains twice the indicated amount (if the damage is expressed as a die range, roll two dice). Unless otherwise specified in the creature’s description, a draining creature gains 5 temporary hit points (10 on a critical hit) whenever it drains an ability score no matter how many points it drains. Temporary hit points gained in this fashion last for a maximum of 1 hour.</text:span></text:p>
      <text:p text:style-name="P2"><text:span text:style-name="T6">Some ability drain attacks allow a Fortitude save (DC 10 + 1/2 draining creature’s racial HD + draining creature’s Cha modifier; the exact DC is given in the creature’s descriptive text). If no saving throw is mentioned, none is allowed.</text:span></text:p>
      <text:p text:style-name="P3"/>
      <text:p text:style-name="P2"><text:soft-page-break/><text:span text:style-name="T5">Alternate Form (Su):</text:span><text:span text:style-name="T6"> A creature with this special quality has the ability to assume one or more specific alternate forms. This ability works much like the </text:span><text:span text:style-name="T7">polymorph </text:span><text:span text:style-name="T6">spell, except that the creature is limited to the forms specified, and does not regain any hit points for changing its form. Assuming an alternate form results in the following changes to the creature:</text:span></text:p>
      <text:p text:style-name="P2"><text:span text:style-name="T6">—The creature retains the type and subtype of its original form. It gains the size of its new form.</text:span></text:p>
      <text:p text:style-name="P2"><text:span text:style-name="T6">—The creature loses the natural weapons, natural armor, movement modes, and extraordinary special attacks of its original form.</text:span></text:p>
      <text:p text:style-name="P2"><text:span text:style-name="T6">—The creature gains the natural weapons, natural armor, movement modes, and extraordinary special attacks of its new form.</text:span></text:p>
      <text:p text:style-name="P2"><text:span text:style-name="T6">—The creature retains the special qualities of its original form. It does not gain any special qualities of its new form.</text:span></text:p>
      <text:p text:style-name="P2"><text:span text:style-name="T6">—The creature retains the spell-like abilities and supernatural attacks of its old form (except for breath weapons and gaze attacks). It does not gain the spell-like abilities or supernatural attacks of its new form.</text:span></text:p>
      <text:p text:style-name="P2"><text:span text:style-name="T6">—The creature gains the physical ability scores (Str, Dex, Con) of its new form. It retains the mental ability scores (Int, Wis, Cha) of its original form.</text:span></text:p>
      <text:p text:style-name="P2"><text:span text:style-name="T6">—The creature retains its hit points and save bonuses, although its save modifiers may change due to a change in ability scores.</text:span></text:p>
      <text:p text:style-name="P2"><text:span text:style-name="T6">—The creature retains any spellcasting ability it had in its original form, although it must be able to speak intelligibly to cast spells with verbal components and it must have humanlike hands to cast spells with somatic components.</text:span></text:p>
      <text:p text:style-name="P2"><text:span text:style-name="T6">—The creature is effectively camouflaged as a creature of its new form, and it gains a +10 bonus on Disguise checks if it uses this ability to create a disguise.</text:span></text:p>
      <text:p text:style-name="P3"/>
      <text:p text:style-name="P2"><text:span text:style-name="T5">Air Subtype:</text:span><text:span text:style-name="T6"> This subtype usually is used for elementals and outsiders with a connection to the Elemental Plane Air. Air creatures always have fly speeds and usually have perfect maneuverability.</text:span></text:p>
      <text:p text:style-name="P3"/>
      <text:p text:style-name="P2"><text:span text:style-name="T5">Angel Subtype:</text:span><text:span text:style-name="T6"> Angels are a race of celestials, or good outsiders, native to the good-aligned Outer Planes.</text:span></text:p>
      <text:p text:style-name="P2"><text:span text:style-name="T7">Traits: </text:span><text:span text:style-name="T6">An angel possesses the following traits (unless otherwise noted in a creature’s entry).</text:span></text:p>
      <text:p text:style-name="P2"><text:span text:style-name="T6">—Darkvision out to 60 feet and low-light vision.</text:span></text:p>
      <text:p text:style-name="P2"><text:span text:style-name="T6">—Immunity to acid, cold, and petrification.</text:span></text:p>
      <text:p text:style-name="P2"><text:span text:style-name="T6">—Resistance to electricity 10 and fire 10.</text:span></text:p>
      <text:p text:style-name="P2"><text:span text:style-name="T6">— +4 racial bonus on saves against poison.</text:span></text:p>
      <text:p text:style-name="P2"><text:span text:style-name="T6">—Protective Aura (Su): Against attacks made or effects created by evil creatures, </text:span><text:span text:style-name="T7">t</text:span><text:span text:style-name="T6">his ability provides a +4 deflection bonus to AC and a +4 resistance bonus on saving throws to anyone within 20 feet of the angel. Otherwise, it functions as a </text:span><text:span text:style-name="T7">magic circle against evil </text:span><text:span text:style-name="T6">effect and a </text:span><text:span text:style-name="T7">lesser globe of invulnerability, </text:span><text:span text:style-name="T6">both with a radius of 20 feet (caster level equals angel’s HD). (The defensive benefits from the circle are not included in an angel’s statistics block.) </text:span></text:p>
      <text:p text:style-name="P2"><text:span text:style-name="T6">—Tongues (Su): All angels can speak with any creature that has a language, as though using a </text:span><text:span text:style-name="T7">tongues </text:span><text:span text:style-name="T6">spell (caster level equal to angel’s Hit Dice). This ability is always active.</text:span></text:p>
      <text:p text:style-name="P3"><text:soft-page-break/></text:p>
      <text:p text:style-name="P2"><text:span text:style-name="T5">Animal Type:</text:span><text:span text:style-name="T6"> An animal is a living, nonhuman creature, usually a vertebrate with no magical abilities and no innate capacity for language or culture.</text:span></text:p>
      <text:p text:style-name="P2"><text:span text:style-name="T7">Features: </text:span><text:span text:style-name="T6">An animal has the following features (unless otherwise noted in a creature’s entry).</text:span></text:p>
      <text:p text:style-name="P2"><text:span text:style-name="T6">—d8 Hit Dice.</text:span></text:p>
      <text:p text:style-name="P2"><text:span text:style-name="T6">—Base attack bonus equal to 3/4 total Hit Dice (as cleric).</text:span></text:p>
      <text:p text:style-name="P2"><text:span text:style-name="T6">—Good Fortitude and Reflex saves (certain animals have different good saves).</text:span></text:p>
      <text:p text:style-name="P2"><text:span text:style-name="T6">—Skill points equal to (2 + Int modifier, minimum 1) per Hit Die, with quadruple skill points for the first Hit Die.</text:span></text:p>
      <text:p text:style-name="P2"><text:span text:style-name="T7">Traits: </text:span><text:span text:style-name="T6">An animal possesses the following traits (unless otherwise noted in a creature’s entry).</text:span></text:p>
      <text:p text:style-name="P2"><text:span text:style-name="T6">—Intelligence score of 1 or 2 (no creature with an Intelligence score of 3 or higher can be an animal).</text:span></text:p>
      <text:p text:style-name="P2"><text:span text:style-name="T6">—Low-light vision.</text:span></text:p>
      <text:p text:style-name="P2"><text:span text:style-name="T6">—Alignment: Always neutral.</text:span></text:p>
      <text:p text:style-name="P2"><text:span text:style-name="T6">—Treasure: None.</text:span></text:p>
      <text:p text:style-name="P2"><text:span text:style-name="T6">—Proficient with its natural weapons only. A noncombative herbivore uses its natural weapons as a secondary attack. Such attacks are made with a –5 penalty on the creature’s attack rolls, and the animal receives only 1/2 its Strength modifier as a damage adjustment.</text:span></text:p>
      <text:p text:style-name="P2"><text:span text:style-name="T6">—Proficient with no armor unless trained for war.</text:span></text:p>
      <text:p text:style-name="P2"><text:span text:style-name="T6">—Animals eat, sleep, and breathe.</text:span></text:p>
      <text:p text:style-name="P3"/>
      <text:p text:style-name="P2"><text:span text:style-name="T5">Aquatic Subtype:</text:span><text:span text:style-name="T6"> These creatures always have swim speeds and thus can move in water without making Swim checks. An aquatic creature can breathe underwater. It cannot also breathe air unless it has the amphibious special quality. </text:span></text:p>
      <text:p text:style-name="P3"/>
      <text:p text:style-name="P2"><text:span text:style-name="T5">Archon Subtype:</text:span><text:span text:style-name="T6"> Archons are a race of celestials, or good outsiders, native to lawful good-aligned Outer Planes.</text:span></text:p>
      <text:p text:style-name="P2"><text:span text:style-name="T7">Traits: </text:span><text:span text:style-name="T6">An archon possesses the following traits (unless otherwise noted in a creature’s entry).</text:span></text:p>
      <text:p text:style-name="P2"><text:span text:style-name="T6">—Darkvision out to 60 feet and low-light vision.</text:span></text:p>
      <text:p text:style-name="P2"><text:soft-page-break/><text:span text:style-name="T6">—Aura of Menace (Su): A righteous aura surrounds archons that fight or get angry. Any hostile creature within a 20-foot radius of an archon must succeed on a Will save to resist its effects. The save DC varies with the type of archon, is Charisma-based, and includes a +2 racial bonus. Those who fail take a –2 penalty on attacks, AC, and saves for 24 hours or until they successfully hit the archon that generated the aura. A creature that has resisted or broken the effect cannot be affected again by the same archon’s aura for 24 hours.</text:span></text:p>
      <text:p text:style-name="P2"><text:span text:style-name="T6">—Immunity to electricity and petrification.</text:span></text:p>
      <text:p text:style-name="P2"><text:span text:style-name="T6">— +4 racial bonus on saves against poison.</text:span></text:p>
      <text:p text:style-name="P2"><text:span text:style-name="T6">—Magic Circle against Evil (Su): A magic circle against evil effect always surrounds an archon (caster level equals the archon’s Hit Dice). (The defensive benefits from the circle are not included in an archon’s statistics block.)</text:span></text:p>
      <text:p text:style-name="P2"><text:span text:style-name="T6">—Teleport (Su): Archons can use greater teleport at will, as the spell (caster level 14th), except that the creature can transport only itself and up to 50 pounds of objects.</text:span></text:p>
      <text:p text:style-name="P2"><text:span text:style-name="T6">—Tongues (Su): All archons can speak with any creature that has a language, as though using a </text:span><text:span text:style-name="T7">tongues </text:span><text:span text:style-name="T6">spell (caster level 14th). This ability is always active.</text:span></text:p>
      <text:p text:style-name="P3"/>
      <text:p text:style-name="P2"><text:span text:style-name="T5">Augmented Subtype:</text:span><text:span text:style-name="T6"> A creature receives this subtype whenever something happens to change its original type. Some creatures (those with an inherited template) are born with this subtype; others acquire it when they take on an acquired template. The augmented subtype is always paired with the creature’s original type. A creature with the augmented subtype usually has the traits of its current type, but the features of its original type.</text:span></text:p>
      <text:p text:style-name="P3"/>
      <text:p text:style-name="P2"><text:span text:style-name="T5">Blindsense (Ex):</text:span><text:span text:style-name="T6"> Using nonvisual senses, such as acute smell or hearing, a creature with blindsense notices things it cannot see. The creature usually does not need to make Spot or Listen checks to pinpoint the location of a creature within range of its blindsense ability, provided that it has line of effect to that creature. Any opponent the creature cannot see still has total concealment against the creature with blindsense, and the creature still has the normal miss chance when attacking foes that have concealment. Visibility still affects the movement of a creature with blindsense. A creature with blindsense is still denied its Dexterity bonus to Armor Class against attacks from creatures it cannot see.</text:span></text:p>
      <text:p text:style-name="P3"/>
      <text:p text:style-name="P2"><text:span text:style-name="T5">Blindsight (Ex):</text:span><text:span text:style-name="T6"> This ability is similar to blindsense, but is far more discerning. Using nonvisual senses, such as sensitivity to vibrations, keen smell, acute hearing, or echolocation, a creature with blindsight maneuvers and fights as well as a sighted creature. Invisibility, darkness, and most kinds of concealment are irrelevant, though the creature must have line of effect to a creature or object to discern that creature or object. The ability’s range is specified in the creature’s descriptive text. The creature usually does not need to make Spot or Listen checks to notice creatures within range of its blindsight ability. Unless noted otherwise, blindsight is continuous, and the creature need do nothing to use it. Some forms of blindsight, however, must be triggered as a free action. If so, this is noted in the creature’s description. If a creature must trigger its blindsight ability, the creature gains the benefits of blindsight only during its turn.</text:span></text:p>
      <text:p text:style-name="P3"/>
      <text:p text:style-name="P2"><text:span text:style-name="T5">Breath Weapon (Su): </text:span><text:span text:style-name="T6">A breath weapon attack usually deals damage and is often based on some type of energy.</text:span></text:p>
      <text:p text:style-name="P2"><text:span text:style-name="T6">Such breath weapons allow a Reflex save for half damage (DC 10 + 1/2 breathing creature’s racial HD + breathing creature’s Con modifier; the exact DC is given in the creature’s descriptive text). A creature is immune to its own breath weapon unless otherwise noted. Some breath weapons allow a Fortitude save or a Will save instead of a Reflex save.</text:span></text:p>
      <text:p text:style-name="P3"/>
      <text:p text:style-name="P2"><text:span text:style-name="T5">Change Shape (Su):</text:span><text:span text:style-name="T6"> A creature with this special quality has the ability to assume the appearance of a specific creature or type of creature (usually a humanoid), but retains most of its own physical qualities. A creature cannot change shape to a form more than one size category smaller or larger than its original form. Changing shape results in the following changes to the creature:</text:span></text:p>
      <text:p text:style-name="P2"><text:span text:style-name="T6">—The creature retains the type and subtype of its original form. It gains the size of its new form.</text:span></text:p>
      <text:p text:style-name="P2"><text:span text:style-name="T6">—The creature loses the natural weapons, movement modes, and extraordinary special attacks of its original form.</text:span></text:p>
      <text:p text:style-name="P2"><text:span text:style-name="T6">—The creature gains the natural weapons, movement modes, and extraordinary special attacks of its new form.</text:span></text:p>
      <text:p text:style-name="P2"><text:span text:style-name="T6">—The creature retains all other special attacks and qualities of its original form, except for breath weapons and gaze attacks.</text:span></text:p>
      <text:p text:style-name="P2"><text:soft-page-break/><text:span text:style-name="T6">—The creature retains the ability scores of its original form.</text:span></text:p>
      <text:p text:style-name="P2"><text:span text:style-name="T6">—The creature retains its hit points and saves.</text:span></text:p>
      <text:p text:style-name="P2"><text:span text:style-name="T6">—The creature retains any spellcasting ability it had in its original form, although it must be able to speak intelligibly to cast spells with verbal components and it must have humanlike hands to cast spells with somatic components.</text:span></text:p>
      <text:p text:style-name="P2"><text:span text:style-name="T6">—The creature is effectively camouflaged as a creature of its new form, and gains a +10 bonus on Disguise checks if it uses this ability to create a disguise.</text:span></text:p>
      <text:p text:style-name="P3"/>
      <text:p text:style-name="P2"><text:span text:style-name="T5">Chaotic Subtype: </text:span><text:span text:style-name="T6">A subtype usually applied only to outsiders native to the chaotic-aligned Outer Planes. Most creatures that have this subtype also have chaotic alignments; however, if their alignments change they still retain the subtype. Any effect that depends on alignment affects a creature with this subtype as if the creature has a chaotic alignment, no matter what its alignment actually is. The creature also suffers effects according to its actual alignment. A creature with the chaotic subtype overcomes damage reduction as if its natural weapons and any weapons it wields were chaotic-aligned (see Damage Reduction, below).</text:span></text:p>
      <text:p text:style-name="P3"/>
      <text:p text:style-name="P2"><text:span text:style-name="T5">Cold Subtype: </text:span><text:span text:style-name="T6">A creature with the cold subtype has immunity to cold. It has vulnerability to fire, which means it takes half again as much (+50%) damage as normal from fire, regardless of whether a saving throw is allowed, or if the save is a success or failure. </text:span></text:p>
      <text:p text:style-name="P3"/>
      <text:p text:style-name="P2"><text:span text:style-name="T5">Constrict (Ex):</text:span><text:span text:style-name="T6"> A creature with this special attack can crush an opponent, dealing bludgeoning damage, after making a successful grapple check. The amount of damage is given in the creature’s entry. If the creature also has the improved grab ability it deals constriction damage in addition to damage dealt by the weapon used to grab.</text:span></text:p>
      <text:p text:style-name="P3"/>
      <text:p text:style-name="P2"><text:span text:style-name="T5">Construct Type: </text:span><text:span text:style-name="T6">A construct is an animated object or artificially constructed creature.</text:span></text:p>
      <text:p text:style-name="P2"><text:span text:style-name="T7">Features: </text:span><text:span text:style-name="T6">A construct has the following features.</text:span></text:p>
      <text:p text:style-name="P2"><text:span text:style-name="T6">—10-sided Hit Dice.</text:span></text:p>
      <text:p text:style-name="P2"><text:span text:style-name="T6">—Base attack bonus equal to 3/4 total Hit Dice (as cleric).</text:span></text:p>
      <text:p text:style-name="P2"><text:span text:style-name="T6">—No good saving throws.</text:span></text:p>
      <text:p text:style-name="P2"><text:span text:style-name="T6">—Skill points equal to (2 + Int modifier, minimum 1) per Hit Die, with quadruple skill points for the first Hit Die, if the construct has an Intelligence score. However, most constructs are mindless and gain no skill points or feats.</text:span></text:p>
      <text:p text:style-name="P2"><text:span text:style-name="T7">Traits: </text:span><text:span text:style-name="T6">A construct possesses the following traits (unless otherwise noted in a creature’s entry).</text:span></text:p>
      <text:p text:style-name="P2"><text:span text:style-name="T6">—No Constitution score.</text:span></text:p>
      <text:p text:style-name="P2"><text:span text:style-name="T6">—Low-light vision.</text:span></text:p>
      <text:p text:style-name="P2"><text:span text:style-name="T6">—Darkvision out to 60 feet.</text:span></text:p>
      <text:p text:style-name="P2"><text:soft-page-break/><text:span text:style-name="T6">—Immunity to all mind-affecting effects (charms, compulsions, phantasms, patterns, and morale effects).</text:span></text:p>
      <text:p text:style-name="P2"><text:span text:style-name="T6">—Immunity to poison, sleep effects, paralysis, stunning, disease , death effects, and necromancy effects.</text:span></text:p>
      <text:p text:style-name="P2"><text:span text:style-name="T6">—Cannot heal damage on their own, but often can be repaired by exposing them to a certain kind of effect (see the creature’s description for details) or through the use of the Craft Construct feat. A construct with the fast healing special quality still benefits from that quality.</text:span></text:p>
      <text:p text:style-name="P2"><text:span text:style-name="T6">—Not subject to critical hits, nonlethal damage, ability damage, ability drain, fatigue, exhaustion, or energy drain.</text:span></text:p>
      <text:p text:style-name="P2"><text:span text:style-name="T6">—Immunity to any effect that requires a Fortitude save (unless the effect also works on objects, or is harmless).</text:span></text:p>
      <text:p text:style-name="P2"><text:span text:style-name="T6">—Not at risk of death from massive damage. Immediately destroyed when reduced to 0 hit points or less.</text:span></text:p>
      <text:p text:style-name="P2"><text:span text:style-name="T6">—Since it was never alive, a construct cannot be raised or resurrected.</text:span></text:p>
      <text:p text:style-name="P2"><text:span text:style-name="T6">—Because its body is a mass of unliving matter, a construct is hard to destroy. It gains bonus hit points based on size, as shown on the following tabl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6">Construct Size</text:span></text:p>
          </table:table-cell>
          <table:table-cell table:style-name="Table1.A1" office:value-type="string">
            <text:h text:style-name="P14" text:outline-level="9"><text:span text:style-name="T2">Bonus Hit Points</text:span></text:h>
          </table:table-cell>
          <table:table-cell table:style-name="Table1.A1" office:value-type="string">
            <text:h text:style-name="P15" text:outline-level="9"><text:span text:style-name="T6">Construct Size</text:span></text:h>
          </table:table-cell>
          <table:table-cell table:style-name="Table1.A1" office:value-type="string">
            <text:h text:style-name="P14" text:outline-level="9"><text:span text:style-name="T2">Bonus Hit Points</text:span></text:h>
          </table:table-cell>
        </table:table-row>
        <table:table-row table:style-name="Table1.1">
          <table:table-cell table:style-name="Table1.A2" office:value-type="string">
            <text:p text:style-name="P8"><text:span text:style-name="T6">Fine</text:span></text:p>
          </table:table-cell>
          <table:table-cell table:style-name="Table1.A2" office:value-type="string">
            <text:p text:style-name="P10"><text:span text:style-name="T6">—</text:span></text:p>
          </table:table-cell>
          <table:table-cell table:style-name="Table1.A2" office:value-type="string">
            <text:p text:style-name="P8"><text:span text:style-name="T6">Large</text:span></text:p>
          </table:table-cell>
          <table:table-cell table:style-name="Table1.A2" office:value-type="string">
            <text:p text:style-name="P10"><text:span text:style-name="T6">30</text:span></text:p>
          </table:table-cell>
        </table:table-row>
        <table:table-row table:style-name="Table1.1">
          <table:table-cell table:style-name="Table1.A2" office:value-type="string">
            <text:p text:style-name="P2"><text:span text:style-name="T6">Diminutive</text:span></text:p>
          </table:table-cell>
          <table:table-cell table:style-name="Table1.A2" office:value-type="string">
            <text:p text:style-name="P9"><text:span text:style-name="T6">—</text:span></text:p>
          </table:table-cell>
          <table:table-cell table:style-name="Table1.A2" office:value-type="string">
            <text:p text:style-name="P2"><text:span text:style-name="T6">Huge</text:span></text:p>
          </table:table-cell>
          <table:table-cell table:style-name="Table1.A2" office:value-type="string">
            <text:p text:style-name="P9"><text:span text:style-name="T6">40</text:span></text:p>
          </table:table-cell>
        </table:table-row>
        <table:table-row table:style-name="Table1.1">
          <table:table-cell table:style-name="Table1.A2" office:value-type="string">
            <text:p text:style-name="P2"><text:span text:style-name="T6">Tiny</text:span></text:p>
          </table:table-cell>
          <table:table-cell table:style-name="Table1.A2" office:value-type="string">
            <text:p text:style-name="P9"><text:span text:style-name="T6">—</text:span></text:p>
          </table:table-cell>
          <table:table-cell table:style-name="Table1.A2" office:value-type="string">
            <text:p text:style-name="P2"><text:span text:style-name="T6">Gargantuan</text:span></text:p>
          </table:table-cell>
          <table:table-cell table:style-name="Table1.A2" office:value-type="string">
            <text:p text:style-name="P9"><text:span text:style-name="T6">60</text:span></text:p>
          </table:table-cell>
        </table:table-row>
        <table:table-row table:style-name="Table1.1">
          <table:table-cell table:style-name="Table1.A2" office:value-type="string">
            <text:p text:style-name="P2"><text:span text:style-name="T6">Small</text:span></text:p>
          </table:table-cell>
          <table:table-cell table:style-name="Table1.A2" office:value-type="string">
            <text:p text:style-name="P9"><text:span text:style-name="T6">10</text:span></text:p>
          </table:table-cell>
          <table:table-cell table:style-name="Table1.A2" office:value-type="string">
            <text:p text:style-name="P2"><text:span text:style-name="T6">Colossal</text:span></text:p>
          </table:table-cell>
          <table:table-cell table:style-name="Table1.A2" office:value-type="string">
            <text:p text:style-name="P9"><text:span text:style-name="T6">80</text:span></text:p>
          </table:table-cell>
        </table:table-row>
        <table:table-row table:style-name="Table1.1">
          <table:table-cell table:style-name="Table1.A6" office:value-type="string">
            <text:p text:style-name="P8"><text:span text:style-name="T6">Medium</text:span></text:p>
          </table:table-cell>
          <table:table-cell table:style-name="Table1.A6" office:value-type="string">
            <text:p text:style-name="P10"><text:span text:style-name="T6">20</text:span></text:p>
          </table:table-cell>
          <table:table-cell table:style-name="Table1.A6" office:value-type="string">
            <text:p text:style-name="P4"/>
          </table:table-cell>
          <table:table-cell table:style-name="Table1.A6" office:value-type="string">
            <text:p text:style-name="P5"/>
          </table:table-cell>
        </table:table-row>
      </table:table>
      <text:p text:style-name="P2"><text:span text:style-name="T6">—Proficient with its natural weapons only, unless generally humanoid in form, in which case proficient with any weapon mentioned in its entry.</text:span></text:p>
      <text:p text:style-name="P2"><text:span text:style-name="T6">—Proficient with no armor.</text:span></text:p>
      <text:p text:style-name="P2"><text:span text:style-name="T6">—Constructs do not eat, sleep, or breathe.</text:span></text:p>
      <text:p text:style-name="P3"/>
      <text:p text:style-name="P2"><text:span text:style-name="T5">Damage Reduction (Ex or Su):</text:span><text:span text:style-name="T6"> A creature with this special quality ignores damage from most weapons and natural attacks. Wounds heal immediately, or the weapon bounces off harmlessly (in either case, the opponent knows the attack was ineffective). The creature takes normal damage from energy attacks (even nonmagical ones), spells, spell-like abilities, and supernatural abilities. A certain kind of weapon can sometimes damage the creature normally, as noted below.</text:span></text:p>
      <text:p text:style-name="P2"><text:span text:style-name="T6">The entry indicates the amount of damage ignored (usually 5 to 15 points) and the type of weapon that negates the ability. </text:span></text:p>
      <text:p text:style-name="P2"><text:span text:style-name="T6">Some monsters are vulnerable to piercing, bludgeoning, or slashing damage. </text:span></text:p>
      <text:p text:style-name="P2"><text:soft-page-break/><text:span text:style-name="T6">Some monsters are vulnerable to certain materials, such as alchemical silver, adamantine, or cold-forged iron. Attacks from weapons that are not made of the correct material have their damage reduced, even if the weapon has an enhancement bonus.</text:span></text:p>
      <text:p text:style-name="P2"><text:span text:style-name="T6">Some monsters are vulnerable to magic weapons. Any weapon with at least a +1 magical enhancement bonus on attack and damage rolls overcomes the damage reduction of these monsters. Such creatures’ natural weapons (but not their attacks with weapons) are treated as magic weapons for the purpose of overcoming damage reduction.</text:span></text:p>
      <text:p text:style-name="P2"><text:span text:style-name="T6">A few very powerful monsters are vulnerable only to epic weapons; that is, magic weapons with at least a +6 enhancement bonus. Such creatures’ natural weapons are also treated as epic weapons for the purpose of overcoming damage reduction.</text:span></text:p>
      <text:p text:style-name="P2"><text:span text:style-name="T6">Some monsters are vulnerable to chaotic-, evil-, good-, or lawful-aligned weapons. When a cleric casts </text:span><text:span text:style-name="T7">align weapon, </text:span><text:span text:style-name="T6">affected weapons might gain one or more of these properties, and certain magic weapons have these properties as well. A creature with an alignment subtype (chaotic, evil, good, or lawful) can overcome this type of damage reduction with its natural weapons and weapons it wields as if the weapons or natural weapons had an alignment (or alignments) that match the subtype(s) of the creature. </text:span></text:p>
      <text:p text:style-name="P2"><text:span text:style-name="T6">When a damage reduction entry has a dash (–) after the slash, no weapon negates the damage reduction.</text:span></text:p>
      <text:p text:style-name="P2"><text:span text:style-name="T6">A few creatures are harmed by more than one kind of weapon. A weapon of either type overcomes this damage reduction.</text:span></text:p>
      <text:p text:style-name="P2"><text:span text:style-name="T6">A few other creatures require combinations of different types of attacks to overcome their damage reduction. A weapon must be both types to overcome this damage reduction. A weapon that is only one type is still subject to damage reduction.</text:span></text:p>
      <text:p text:style-name="P3"/>
      <text:p text:style-name="P2"><text:span text:style-name="T5">Dragon Type:</text:span><text:span text:style-name="T6"> A dragon is a reptilelike creature, usually winged, with magical or unusual abilities.</text:span></text:p>
      <text:p text:style-name="P2"><text:span text:style-name="T7">Features: </text:span><text:span text:style-name="T6">A dragon has the following features.</text:span></text:p>
      <text:p text:style-name="P2"><text:span text:style-name="T6">—12-sided Hit Dice.</text:span></text:p>
      <text:p text:style-name="P2"><text:span text:style-name="T6">—Base attack bonus equal to total Hit Dice (as fighter).</text:span></text:p>
      <text:p text:style-name="P2"><text:span text:style-name="T6">—Good Fortitude, Reflex, and Will saves.</text:span></text:p>
      <text:p text:style-name="P2"><text:span text:style-name="T6">—Skill points equal to (6 + Int modifier, minimum 1) per Hit Die, with quadruple skill points for the first Hit Die.</text:span></text:p>
      <text:p text:style-name="P2"><text:span text:style-name="T7">Traits: </text:span><text:span text:style-name="T6">A dragon possesses the following traits (unless otherwise noted in the description of a particular kind).</text:span></text:p>
      <text:p text:style-name="P2"><text:span text:style-name="T6">—Darkvision out to 60 feet and low-light vision.</text:span></text:p>
      <text:p text:style-name="P2"><text:span text:style-name="T6">—Immunity to magic sleep effects and paralysis effects.</text:span></text:p>
      <text:p text:style-name="P2"><text:span text:style-name="T6">—Proficient with its natural weapons only unless humanoid in form (or capable of assuming humanoid form), in which case proficient with all simple weapons and any weapons mentioned in its entry.</text:span></text:p>
      <text:p text:style-name="P2"><text:span text:style-name="T6">—Proficient with no armor.</text:span></text:p>
      <text:p text:style-name="P2"><text:span text:style-name="T6">—Dragons eat, sleep, and breathe.</text:span></text:p>
      <text:p text:style-name="P3"/>
      <text:p text:style-name="P2"><text:soft-page-break/><text:span text:style-name="T5">Earth Subtype:</text:span><text:span text:style-name="T6"> This subtype usually is used for elementals and outsiders with a connection to the Elemental Plane of Earth. Earth creatures usually have burrow speeds, and most earth creatures can burrow through solid rock.</text:span></text:p>
      <text:p text:style-name="P3"/>
      <text:p text:style-name="P2"><text:span text:style-name="T5">Elemental Type:</text:span><text:span text:style-name="T6"> An elemental is a being composed of one of the four classical elements: air, earth, fire, or water.</text:span></text:p>
      <text:p text:style-name="P2"><text:span text:style-name="T7">Features: </text:span><text:span text:style-name="T6">An elemental has the following features.</text:span></text:p>
      <text:p text:style-name="P2"><text:span text:style-name="T6">—8-sided Hit Dice.</text:span></text:p>
      <text:p text:style-name="P2"><text:span text:style-name="T6">—Base attack bonus equal to 3/4 total Hit Dice (as cleric).</text:span></text:p>
      <text:p text:style-name="P2"><text:span text:style-name="T6">—Good saves depend on the element: Fortitude (earth, water) or Reflex (air, fire).</text:span></text:p>
      <text:p text:style-name="P2"><text:span text:style-name="T6">—Skill points equal to (2 + Int modifier, minimum 1) per Hit Die, with quadruple skill points for the first Hit Die.</text:span></text:p>
      <text:p text:style-name="P2"><text:span text:style-name="T7">Traits: </text:span><text:span text:style-name="T6">An elemental possesses the following traits (unless otherwise noted in a creature’s entry).</text:span></text:p>
      <text:p text:style-name="P2"><text:span text:style-name="T6">—Darkvision out to 60 feet.</text:span></text:p>
      <text:p text:style-name="P2"><text:span text:style-name="T6">—Immunity to poison, sleep effects, paralysis, and stunning.</text:span></text:p>
      <text:p text:style-name="P2"><text:span text:style-name="T6">—Not subject to critical hits or flanking.</text:span></text:p>
      <text:p text:style-name="P2"><text:span text:style-name="T6">—Unlike most other living creatures, an elemental does not have a dual nature—its soul and body form one unit. When an elemental is slain, no soul is set loose. Spells that restore souls to their bodies, such as </text:span><text:span text:style-name="T7">raise dead, reincarnate, </text:span><text:span text:style-name="T6">and </text:span><text:span text:style-name="T7">resurrection, </text:span><text:span text:style-name="T6">don’t work on an elemental. It takes a different magical effect, such as </text:span><text:span text:style-name="T7">limited wish, wish, miracle, </text:span><text:span text:style-name="T6">or </text:span><text:span text:style-name="T7">true resurrection, </text:span><text:span text:style-name="T6">to restore it to life.</text:span></text:p>
      <text:p text:style-name="P2"><text:span text:style-name="T6">—Proficient with natural weapons only, unless generally humanoid in form, in which case proficient with all simple weapons and any weapons mentioned in its entry.</text:span></text:p>
      <text:p text:style-name="P2"><text:span text:style-name="T6">—Proficient with whatever type of armor (light, medium, or heavy) that it is described as wearing, as well as all lighter types. Elementals not indicated as wearing armor are not proficient with armor. Elementals are proficient with shields if they are proficient with any form of armor.</text:span></text:p>
      <text:p text:style-name="P2"><text:span text:style-name="T6">—Elementals do not eat, sleep, or breathe.</text:span></text:p>
      <text:p text:style-name="P3"/>
      <text:p text:style-name="P2"><text:span text:style-name="T5">Energy Drain (Su):</text:span><text:span text:style-name="T6"> This attack saps a living opponent’s vital energy and happens automatically when a melee or ranged attack hits. Each successful energy drain bestows one or more negative levels (the creature’s description specifies how many). If an attack that includes an energy drain scores a critical hit, it drains twice the given amount. Unless otherwise specified in the creature’s description, a draining creature gains 5 temporary hit points (10 on a critical hit) for each negative level it bestows on an opponent. These temporary hit points last for a maximum of 1 hour. An affected opponent takes a –1 penalty on all skill checks and ability checks, attack rolls, and saving throws, and loses one effective level or Hit Die (whenever level is used in a die roll or calculation) for each negative level. A spellcaster loses one spell slot of the highest level of spells she can cast and (if applicable) one prepared spell of that level; this loss persists until the negative level is removed. Negative levels remain until 24 hours have passed or until they are removed with a spell, such as </text:span><text:span text:style-name="T7">restoration</text:span><text:span text:style-name="T6">. If a negative level is not removed before 24 hours have passed, the affected creature must attempt a Fortitude save (DC 10 + 1/2 draining creature’s racial HD + draining creature’s Cha modifier; the exact DC is given in the creature’s descriptive text). On a success, the negative level goes away with no harm to the creature. On a failure, the negative level goes away, but the creature’s level is also reduced by one. A separate saving throw is required for each negative level.</text:span></text:p>
      <text:p text:style-name="P3"/>
      <text:p text:style-name="P2"><text:span text:style-name="T5">Evil Subtype: </text:span><text:span text:style-name="T6">A subtype usually applied only to outsiders native to the evil-aligned Outer Planes. Evil outsiders are also called fiends. Most creatures that have this subtype also have evil alignments; however, if their alignments change, they still retain the subtype. Any effect that depends on alignment affects a creature with this subtype as if the creature has an evil alignment, no matter what its alignment actually is. The creature also suffers effects according to its actual alignment. A creature with the evil subtype overcomes damage reduction as if its natural weapons and any weapons it wields were evil-aligned (see Damage Reduction, above).</text:span></text:p>
      <text:p text:style-name="P3"/>
      <text:p text:style-name="P2"><text:soft-page-break/><text:span text:style-name="T5">Extraplanar Subtype:</text:span><text:span text:style-name="T6"> A subtype applied to any creature when it is on a plane other than its native plane. A creature that travels the planes can gain or lose this subtype as it goes from plane to plane. Monster entries assume that encounters with creatures take place on the Material Plane, and every creature whose native plane is not the Material Plane has the extraplanar subtype (but would not have when on its home plane). Every extraplanar creature in this book has a home plane mentioned in its description. Creatures not labeled as extraplanar are natives of the Material Plane, and they gain the extraplanar subtype if they leave the Material Plane. No creature has the extraplanar subtype when it is on a transitive plane, such as the Astral Plane, the Ethereal Plane, and the Plane of Shadow.</text:span></text:p>
      <text:p text:style-name="P3"/>
      <text:p text:style-name="P2"><text:span text:style-name="T5">Fast Healing (Ex):</text:span><text:span text:style-name="T6"> A creature with the fast healing special quality regains hit points at an exceptionally fast rate, usually 1 or more hit points per round, as given in the creature’s entry. Except where noted here, fast healing is just like natural healing. Fast healing does not restore hit points lost from starvation, thirst, or suffocation, and it does not allow a creature to regrow lost body parts. Unless otherwise stated, it does not allow lost body parts to be reattached.</text:span></text:p>
      <text:p text:style-name="P3"/>
      <text:p text:style-name="P2"><text:span text:style-name="T5">Fear (Su or Sp):</text:span><text:span text:style-name="T6"> Fear attacks can have various effects.</text:span></text:p>
      <text:p text:style-name="P2"><text:span text:style-name="T7">Fear Aura (Su): </text:span><text:span text:style-name="T6">The use of this ability is a free action. The aura can freeze an opponent (such as a mummy’s despair) or function like the </text:span><text:span text:style-name="T7">fear </text:span><text:span text:style-name="T6">spell. Other effects are possible. A fear aura is an area effect. The descriptive text gives the size and kind of area.</text:span></text:p>
      <text:p text:style-name="P2"><text:span text:style-name="T7">Fear Cones (Sp) and Rays (Su): </text:span><text:span text:style-name="T6">These effects usually work like the </text:span><text:span text:style-name="T7">fear </text:span><text:span text:style-name="T6">spell. </text:span></text:p>
      <text:p text:style-name="P2"><text:span text:style-name="T6">If a fear effect allows a saving throw, it is a Will save (DC 10 + 1/2 fearsome creature’s racial HD + creature’s Cha modifier; the exact DC is given in the creature’s descriptive text). All fear attacks are mind-affecting fear effects.</text:span></text:p>
      <text:p text:style-name="P3"/>
      <text:p text:style-name="P2"><text:span text:style-name="T5">Fey Type:</text:span><text:span text:style-name="T6"> A fey is a creature with supernatural abilities and connections to nature or to some other force or place. Fey are usually human-shaped.</text:span></text:p>
      <text:p text:style-name="P2"><text:span text:style-name="T7">Features: </text:span><text:span text:style-name="T6">A fey has the following features.</text:span></text:p>
      <text:p text:style-name="P2"><text:span text:style-name="T6">—6-sided Hit Dice.</text:span></text:p>
      <text:p text:style-name="P2"><text:span text:style-name="T6">—Base attack bonus equal to 1/2 total Hit Dice (as wizard).</text:span></text:p>
      <text:p text:style-name="P2"><text:span text:style-name="T6">—Good Reflex and Will saves.</text:span></text:p>
      <text:p text:style-name="P2"><text:span text:style-name="T6">—Skill points equal to (6 + Int modifier, minimum 1) per Hit Die, with quadruple skill points for the first Hit Die.</text:span></text:p>
      <text:p text:style-name="P2"><text:span text:style-name="T7">Traits: </text:span><text:span text:style-name="T6">A fey possesses the following traits (unless otherwise noted in a creature’s entry).</text:span></text:p>
      <text:p text:style-name="P2"><text:span text:style-name="T6">—Low-light vision.</text:span></text:p>
      <text:p text:style-name="P2"><text:span text:style-name="T6">—Proficient with all simple weapons and any weapons mentioned in its entry.</text:span></text:p>
      <text:p text:style-name="P2"><text:span text:style-name="T6">—Proficient with whatever type of armor (light, medium, or heavy) that it is described as wearing, as well as all lighter types. Fey not indicated as wearing armor are not proficient with armor. Fey are proficient with shields if they are proficient with any form of armor.</text:span></text:p>
      <text:p text:style-name="P2"><text:span text:style-name="T6">—Fey eat, sleep, and breathe.</text:span></text:p>
      <text:p text:style-name="P3"/>
      <text:p text:style-name="P2"><text:soft-page-break/><text:span text:style-name="T5">Fire Subtype:</text:span><text:span text:style-name="T6"> A creature with the fire subtype has immunity to fire. It has vulnerability to cold, which means it takes half again as much (+50%) damage as normal from cold, regardless of whether a saving throw is allowed, or if the save is a success or failure.</text:span></text:p>
      <text:p text:style-name="P3"/>
      <text:p text:style-name="P2"><text:span text:style-name="T5">Flight (Ex or Su):</text:span><text:span text:style-name="T6"> A creature with this ability can cease or resume flight as a free action. If the ability is supernatural, it becomes ineffective in an antimagic field, and the creature loses its ability to fly for as long as the antimagic effect persists.</text:span></text:p>
      <text:p text:style-name="P3"/>
      <text:p text:style-name="P2"><text:span text:style-name="T5">Frightful Presence (Ex):</text:span><text:span text:style-name="T6"> This special quality makes a creature’s very presence unsettling to foes. It takes effect automatically when the creature performs some sort of dramatic action (such as charging, attacking, or snarling). Opponents within range who witness the action may become frightened or shaken. Actions required to trigger the ability are given in the creature’s descriptive text. The range is usually 30 feet, and the duration is usually 5d6 rounds. This ability affects only opponents with fewer Hit Dice or levels than the creature has. An affected opponent can resist the effects with a successful Will save (DC 10 + 1/2 frightful creature’s racial HD + frightful creature’s Cha modifier; the exact DC is given in the creature’s descriptive text). An opponent that succeeds on the saving throw is immune to that same creature’s frightful presence for 24 hours. Frightful presence is a mind-affecting fear effect. </text:span></text:p>
      <text:p text:style-name="P3"/>
      <text:p text:style-name="P2"><text:span text:style-name="T5">Gaze (Su):</text:span><text:span text:style-name="T6"> A gaze special attack takes effect when opponents look at the creature’s eyes. The attack can have almost any sort of effect: petrification, death, charm, and so on. The typical range is 30 feet, but check the creature’s entry for details. The type of saving throw for a gaze attack varies, but it is usually a Will or Fortitude save (DC 10 + 1/2 gazing creature’s racial HD + gazing creature’s Cha modifier; the exact DC is given in the creature’s descriptive text). A successful saving throw negates the effect. A monster’s gaze attack is described in abbreviated form in its description. Each opponent within range of a gaze attack must attempt a saving throw each round at the beginning of his or her turn in the initiative order. Only looking directly at a creature with a gaze attack leaves an opponent vulnerable. Opponents can avoid the need to make the saving throw by not looking at the creature, in one of two ways. </text:span></text:p>
      <text:p text:style-name="P2"><text:span text:style-name="T7">Averting Eyes: </text:span><text:span text:style-name="T6">The opponent avoids looking at the creature’s face, instead looking at its body, watching its shadow, tracking it in a reflective surface, and so on. Each round, the opponent has a 50% chance to not need to make a saving throw against the gaze attack. The creature with the gaze attack, however, gains concealment against that opponent.</text:span></text:p>
      <text:p text:style-name="P2"><text:span text:style-name="T7">Wearing a Blindfold: </text:span><text:span text:style-name="T6">The opponent cannot see the creature at all (also possible to achieve by turning one’s back on the creature or shutting one’s eyes). The creature with the gaze attack gains total concealment against the opponent. </text:span></text:p>
      <text:p text:style-name="P2"><text:span text:style-name="T6">A creature with a gaze attack can actively gaze as an attack action by choosing a target within range. That opponent must attempt a saving throw but can try to avoid this as described above. Thus, it is possible for an opponent to save against a creature’s gaze twice during the same round, once before the opponent’s action and once during the creature’s turn. </text:span></text:p>
      <text:p text:style-name="P2"><text:span text:style-name="T6">Gaze attacks can affect ethereal opponents. A creature is immune to gaze attacks of others of its kind unless otherwise noted.</text:span></text:p>
      <text:p text:style-name="P2"><text:span text:style-name="T6">Allies of a creature with a gaze attack might be affected. All the creature’s allies are considered to be averting their eyes from the creature with the gaze attack, and have a 50% chance to not need to make a saving throw against the gaze attack each round. The creature also can veil its eyes, thus negating its gaze ability.</text:span></text:p>
      <text:p text:style-name="P3"/>
      <text:p text:style-name="P2"><text:span text:style-name="T5">Giant Type:</text:span><text:span text:style-name="T6"> A giant is a humanoid-shaped creature of great strength, usually of at least Large size.</text:span></text:p>
      <text:p text:style-name="P2"><text:span text:style-name="T7">Features: </text:span><text:span text:style-name="T6">A giant has the following features.</text:span></text:p>
      <text:p text:style-name="P2"><text:span text:style-name="T6">—8-sided Hit Dice.</text:span></text:p>
      <text:p text:style-name="P2"><text:span text:style-name="T6">—Base attack bonus equal to 3/4 total Hit Dice (as cleric).</text:span></text:p>
      <text:p text:style-name="P2"><text:span text:style-name="T6">—Good Fortitude saves.</text:span></text:p>
      <text:p text:style-name="P2"><text:span text:style-name="T6">—Skill points equal to (2 + Int modifier, minimum 1) per Hit Die, with quadruple skill points for the first Hit Die.</text:span></text:p>
      <text:p text:style-name="P2"><text:span text:style-name="T7">Traits: </text:span><text:span text:style-name="T6">A giant possesses the following traits (unless otherwise noted in a creature’s entry).</text:span></text:p>
      <text:p text:style-name="P2"><text:span text:style-name="T6">—Low-light vision.</text:span></text:p>
      <text:p text:style-name="P2"><text:soft-page-break/><text:span text:style-name="T6">—Proficient with all simple and martial weapons, as well as any natural weapons.</text:span></text:p>
      <text:p text:style-name="P2"><text:span text:style-name="T6">—Proficient with whatever type of armor (light, medium or heavy) it is described as wearing, as well as all lighter types. Giants not described as wearing armor are not proficient with armor. Giants are proficient with shields if they are proficient with any form of armor.</text:span></text:p>
      <text:p text:style-name="P2"><text:span text:style-name="T6">—Giants eat, sleep, and breathe.</text:span></text:p>
      <text:p text:style-name="P3"/>
      <text:p text:style-name="P2"><text:span text:style-name="T5">Goblinoid Subtype:</text:span><text:span text:style-name="T6"> Goblinoids are stealthy humanoids who live by hunting and raiding and who all speak Goblin.</text:span></text:p>
      <text:p text:style-name="P3"/>
      <text:p text:style-name="P2"><text:span text:style-name="T5">Good Subtype:</text:span><text:span text:style-name="T6"> A subtype usually applied only to outsiders native to the good-aligned Outer Planes. Most creatures that have this subtype also have good alignments; however, if their alignments change, they still retain the subtype. Any effect that depends on alignment affects a creature with this subtype as if the creature has a good alignment, no matter what its alignment actually is. The creature also suffers effects according to its actual alignment. A creature with the good subtype overcomes damage reduction as if its natural weapons and any weapons it wields were good-aligned (see Damage Reduction, above).</text:span></text:p>
      <text:p text:style-name="P3"/>
      <text:p text:style-name="P2"><text:span text:style-name="T5">Humanoid Type: </text:span><text:span text:style-name="T6">A humanoid usually has two arms, two legs, and one head, or a humanlike torso, arms, and a head. Humanoids have few or no supernatural or extraordinary abilities, but most can speak and usually have well-developed societies. They usually are Small or Medium. Every humanoid creature also has a subtype.</text:span></text:p>
      <text:p text:style-name="P2"><text:span text:style-name="T6">Humanoids with 1 Hit Die exchange the features of their humanoid Hit Die for the class features of a PC or NPC class. Humanoids of this sort are presented as 1st-level warriors, which means that they have average combat ability and poor saving throws.</text:span></text:p>
      <text:p text:style-name="P2"><text:span text:style-name="T6">Humanoids with more than 1 Hit Die are the only humanoids who make use of the features of the humanoid type.</text:span></text:p>
      <text:p text:style-name="P2"><text:span text:style-name="T7">Features: </text:span><text:span text:style-name="T6">A humanoid has the following features (unless otherwise noted in a creature’s entry).</text:span></text:p>
      <text:p text:style-name="P2"><text:span text:style-name="T6">—8-sided Hit Dice, or by character class.</text:span></text:p>
      <text:p text:style-name="P2"><text:span text:style-name="T6">—Base attack bonus equal to 3/4 total Hit Dice (as cleric).</text:span></text:p>
      <text:p text:style-name="P2"><text:span text:style-name="T6">—Good Reflex saves (usually; a humanoid’s good save varies).</text:span></text:p>
      <text:p text:style-name="P2"><text:span text:style-name="T6">—Skill points equal to (2 + Int modifier, minimum 1) per Hit Die, with quadruple skill points for the first Hit Die, or by character class.</text:span></text:p>
      <text:p text:style-name="P2"><text:span text:style-name="T7">Traits: </text:span><text:span text:style-name="T6">A humanoid possesses the following traits (unless otherwise noted in a creature’s entry).</text:span></text:p>
      <text:p text:style-name="P2"><text:span text:style-name="T6">—Proficient with all simple weapons, or by character class.</text:span></text:p>
      <text:p text:style-name="P2"><text:span text:style-name="T6">—Proficient with whatever type of armor (light, medium, or heavy) it is described as wearing, or by character class. If a humanoid does not have a class and wears armor, it is proficient with that type of armor and all lighter types. Humanoids not indicated as wearing armor are not proficient with armor. Humanoids are proficient with shields if they are proficient with any form of armor.</text:span></text:p>
      <text:p text:style-name="P2"><text:span text:style-name="T6">—Humanoids breathe, eat, and sleep.</text:span></text:p>
      <text:p text:style-name="P3"/>
      <text:p text:style-name="P2"><text:soft-page-break/><text:span text:style-name="T5">Improved Grab (Ex):</text:span><text:span text:style-name="T6"> If a creature with this special attack hits with a melee weapon (usually a claw or bite attack), it deals normal damage and attempts to start a grapple as a free action without provoking an attack of opportunity. No initial touch attack is required. Unless otherwise noted, improved grab works only against opponents at least one size category smaller than the creature. The creature has the option to conduct the grapple normally, or simply use the part of its body it used in the improved grab to hold the opponent. If it chooses to do the latter, it takes a –20 penalty on grapple checks, but is not considered grappled itself; the creature does not lose its Dexterity bonus to AC, still threatens an area, and can use its remaining attacks against other opponents. A successful hold does not deal any extra damage unless the creature also has the constrict special attack. If the creature does not constrict, each successful grapple check it makes during successive rounds automatically deals the damage indicated for the attack that established the hold. Otherwise, it deals constriction damage as well (the amount is given in the creature’s descriptive text). When a creature gets a hold after an improved grab attack, it pulls the opponent into its space. This act does not provoke attacks of opportunity. It can even move (possibly carrying away the opponent), provided it can drag the opponent’s weight. </text:span></text:p>
      <text:p text:style-name="P3"/>
      <text:p text:style-name="P2"><text:span text:style-name="T5">Incorporeal Subtype:</text:span><text:span text:style-name="T6"> An incorporeal creature has no physical body. It can be harmed only by other incorporeal creatures, magic weapons or creatures that strike as magic weapons, and spells, spell-like abilities, or supernatural abilities. It is immune to all nonmagical attack forms. Even when hit by spells or magic weapons, it has a 50% chance to ignore any damage from a corporeal source (except for positive energy, negative energy, force effects such as </text:span><text:span text:style-name="T7">magic missile, </text:span><text:span text:style-name="T6">or attacks made with </text:span><text:span text:style-name="T7">ghost touch </text:span><text:span text:style-name="T6">weapons). Although it is not a magical attack, holy water can affect incorporeal undead, but a hit with holy water has a 50% chance of not affecting an incorporeal creature.</text:span></text:p>
      <text:p text:style-name="P2"><text:span text:style-name="T6">An incorporeal creature has no natural armor bonus but has a deflection bonus equal to its Charisma bonus (always at least +1, even if the creature’s Charisma score does not normally provide a bonus). </text:span></text:p>
      <text:p text:style-name="P2"><text:span text:style-name="T6">An incorporeal creature can enter or pass through solid objects, but must remain adjacent to the object’s exterior, and so cannot pass entirely through an object whose space is larger than its own. It can sense the presence of creatures or objects within a square adjacent to its current location, but enemies have total concealment (50% miss chance) from an incorporeal creature that is inside an object. In order to see farther from the object it is in and attack normally, the incorporeal creature must emerge. An incorporeal creature inside an object has total cover, but when it attacks a creature outside the object it only has cover, so a creature outside with a readied action could strike at it as it attacks. An incorporeal creature cannot pass through a force effect.</text:span></text:p>
      <text:p text:style-name="P2"><text:span text:style-name="T6">An incorporeal creature’s attacks pass through (ignore) natural armor, armor, and shields, although deflection bonuses and force effects (such as </text:span><text:span text:style-name="T7">mage armor</text:span><text:span text:style-name="T6">) work normally against it. Incorporeal creatures pass through and operate in water as easily as they do in air. Incorporeal creatures cannot fall or take falling damage. Incorporeal creatures cannot make trip or grapple attacks, nor can they be tripped or grappled. In fact, they cannot take any physical action that would move or manipulate an opponent or its equipment, nor are they subject to such actions. Incorporeal creatures have no weight and do not set off traps that are triggered by weight.</text:span></text:p>
      <text:p text:style-name="P2"><text:span text:style-name="T6">An incorporeal creature moves silently and cannot be heard with Listen checks if it doesn’t wish to be. It has no Strength score, so its Dexterity modifier applies to both its melee attacks and its ranged attacks. Nonvisual senses, such as scent and blindsight, are either ineffective or only partly effective with regard to incorporeal creatures. Incorporeal creatures have an innate sense of direction and can move at full speed even when they cannot see.</text:span></text:p>
      <text:p text:style-name="P3"/>
      <text:p text:style-name="P2"><text:span text:style-name="T5">Lawful: </text:span><text:span text:style-name="T6">A subtype usually applied only to outsiders native to the lawful-aligned Outer Planes. Most creatures that have this subtype also have lawful alignments; however, if their alignments change, they still retain the subtype. Any effect that depends on alignment affects a creature with this subtype as if the creature has a lawful alignment, no matter what its alignment actually is. The creature also suffers effects according to its actual alignment. A creature with the lawful subtype overcomes damage reduction as if its natural weapons and any weapons it wields were lawful-aligned (see Damage Reduction, above).</text:span></text:p>
      <text:p text:style-name="P3"/>
      <text:p text:style-name="P2"><text:span text:style-name="T5">Low-Light Vision (Ex):</text:span><text:span text:style-name="T6"> A creature with low-light vision can see twice as far as a human in starlight, moonlight, torchlight, and similar conditions of shadowy illumination. It retains the ability to distinguish color and detail under these conditions.</text:span></text:p>
      <text:p text:style-name="P3"/>
      <text:p text:style-name="P2"><text:span text:style-name="T5">Magical Beast Type:</text:span><text:span text:style-name="T6"> Magical beasts are similar to animals but can have Intelligence scores higher than 2. Magical beasts usually have supernatural or extraordinary abilities, but sometimes are merely bizarre in appearance or habits.</text:span></text:p>
      <text:p text:style-name="P2"><text:span text:style-name="T7">Features: </text:span><text:span text:style-name="T6">A magical beast has the following features.</text:span></text:p>
      <text:p text:style-name="P2"><text:span text:style-name="T6">—10-sided Hit Dice.</text:span></text:p>
      <text:p text:style-name="P2"><text:span text:style-name="T6">—Base attack bonus equal to total Hit Dice (as fighter).</text:span></text:p>
      <text:p text:style-name="P2"><text:span text:style-name="T6">—Good Fortitude and Reflex saves.</text:span></text:p>
      <text:p text:style-name="P2"><text:span text:style-name="T6">—Skill points equal to (2 + Int modifier, minimum 1) per Hit Die, with quadruple skill points for the first Hit Die.</text:span></text:p>
      <text:p text:style-name="P2"><text:span text:style-name="T7">Traits: </text:span><text:span text:style-name="T6">A magical beast possesses the following traits (unless otherwise noted in a creature’s entry).</text:span></text:p>
      <text:p text:style-name="P2"><text:span text:style-name="T6">—Darkvision out to 60 feet and low-light vision.</text:span></text:p>
      <text:p text:style-name="P2"><text:span text:style-name="T6">—Proficient with its natural weapons only.</text:span></text:p>
      <text:p text:style-name="P2"><text:soft-page-break/><text:span text:style-name="T6">—Proficient with no armor.</text:span></text:p>
      <text:p text:style-name="P2"><text:span text:style-name="T6">—Magical beasts eat, sleep, and breathe.</text:span></text:p>
      <text:p text:style-name="P3"/>
      <text:p text:style-name="P2"><text:span text:style-name="T3">Manufactured Weapons:</text:span><text:span text:style-name="T2"> Some monsters employ manufactured weapons when they attack. Creatures that use swords, bows, spears, and the like follow the same rules as characters, including those for additional attacks from a high base attack bonus and two-weapon fighting penalties. This category also includes “found items,” such as rocks and logs, that a creature wields in combat— in essence, any weapon that is not intrinsic to the creature.</text:span></text:p>
      <text:p text:style-name="P2"><text:span text:style-name="T2">Some creatures combine attacks with natural and manufactured weapons when they make a full attack. When they do so, the manufactured weapon attack is considered the primary attack unless the creature’s description indicates otherwise and any natural weapons the creature also uses are considered secondary natural attacks. These secondary attacks do not interfere with the primary attack as attacking with an off-hand weapon does, but they take the usual –5 penalty (or –2 with the Multiattack feat) for such attacks, even if the natural weapon used is normally the creature’s primary natural weapon.</text:span></text:p>
      <text:p text:style-name="P3"/>
      <text:p text:style-name="P2"><text:span text:style-name="T5">Monstrous Humanoid Type: </text:span><text:span text:style-name="T6">Monstrous humanoids are similar to humanoids, but with monstrous or animalistic features. They often have magical abilities as well.</text:span></text:p>
      <text:p text:style-name="P2"><text:span text:style-name="T7">Features: </text:span><text:span text:style-name="T6">A monstrous humanoid has the following features.</text:span></text:p>
      <text:p text:style-name="P2"><text:span text:style-name="T6">—8-sided Hit Dice.</text:span></text:p>
      <text:p text:style-name="P2"><text:span text:style-name="T6">—Base attack bonus equal to total Hit Dice (as fighter).</text:span></text:p>
      <text:p text:style-name="P2"><text:span text:style-name="T6">—Good Reflex and Will saves.</text:span></text:p>
      <text:p text:style-name="P2"><text:span text:style-name="T6">—Skill points equal to (2 + Int modifier, minimum 1) per Hit Die, with quadruple skill points for the first Hit Die.</text:span></text:p>
      <text:p text:style-name="P2"><text:span text:style-name="T7">Traits: </text:span><text:span text:style-name="T6">A monstrous humanoid possesses the following traits (unless otherwise noted in a creature’s entry).</text:span></text:p>
      <text:p text:style-name="P2"><text:span text:style-name="T6">—Darkvision out to 60 feet.</text:span></text:p>
      <text:p text:style-name="P2"><text:span text:style-name="T6">—Proficient with all simple weapons and any weapons mentioned in its entry.</text:span></text:p>
      <text:p text:style-name="P2"><text:span text:style-name="T6">—Proficient with whatever type of armor (light, medium, or heavy) it is described as wearing, as well as all lighter types. Monstrous humanoids not indicated as wearing armor are not proficient with armor. Monstrous humanoids are proficient with shields if they are proficient with any form of armor.</text:span></text:p>
      <text:p text:style-name="P2"><text:span text:style-name="T6">—Monstrous humanoids eat, sleep, and breathe.</text:span></text:p>
      <text:p text:style-name="P3"/>
      <text:p text:style-name="P2"><text:span text:style-name="T5">Movement Modes: </text:span><text:span text:style-name="T6">Creatures may have modes of movement other than walking and running. These are natural, not magical, unless specifically noted in a monster description.</text:span></text:p>
      <text:p text:style-name="P2"><text:span text:style-name="T7">Burrow: </text:span><text:span text:style-name="T6">A creature with a burrow speed can tunnel through dirt, but not through rock unless the descriptive text says otherwise. Creatures cannot charge or run while burrowing. Most burrowing creatures do not leave behind tunnels other creatures can use (either because the material they tunnel through fills in behind them or because they do not actually dislocate any material when burrowing); see the individual creature descriptions for details.</text:span></text:p>
      <text:p text:style-name="P2"><text:span text:style-name="T7">Climb: </text:span><text:span text:style-name="T6">A creature with a climb speed has a +8 racial bonus on all Climb checks. The creature must make a Climb check to climb any wall or slope with a DC of more than 0, but it always can choose to take 10 even if rushed or threatened while climbing. The creature climbs at the given speed while climbing. If it chooses an accelerated climb it moves at double the given climb speed (or its base land speed, whichever is lower) and makes a single Climb check at a –5 penalty. Creatures cannot run while climbing. A creature retains its Dexterity bonus to Armor Class (if any) while climbing, and opponents get no special bonus on their attacks against a climbing creature.</text:span></text:p>
      <text:p text:style-name="P2"><text:soft-page-break/><text:span text:style-name="T7">Fly: </text:span><text:span text:style-name="T6">A creature with a fly speed can move through the air at the indicated speed if carrying no more than a light load. (Note that medium armor does not necessarily constitute a medium load.) All fly speeds include a parenthetical note indicating maneuverability, as follows:</text:span></text:p>
      <text:p text:style-name="P2"><text:span text:style-name="T6">—Perfect: The creature can perform almost any aerial maneuver it wishes. It moves through the air as well as a human moves over smooth ground.</text:span></text:p>
      <text:p text:style-name="P2"><text:span text:style-name="T6">—Good: The creature is very agile in the air (like a housefly or a hummingbird), but cannot change direction as readily as those with perfect maneuverability.</text:span></text:p>
      <text:p text:style-name="P2"><text:span text:style-name="T6">—Average: The creature can fly as adroitly as a small bird. </text:span></text:p>
      <text:p text:style-name="P2"><text:span text:style-name="T6">—Poor: The creature flies as well as a very large bird.</text:span></text:p>
      <text:p text:style-name="P2"><text:span text:style-name="T6">—Clumsy: The creature can barely maneuver at all.</text:span></text:p>
      <text:p text:style-name="P2"><text:span text:style-name="T6">A creature that flies can make dive attacks. A dive attack works just like a charge, but the diving creature must move a minimum of 30 feet and descend at least 10 feet. It can make only claw or talon attacks, but these deal double damage. A creature can use the run action while flying, provided it flies in a straight line. </text:span></text:p>
      <text:p text:style-name="P2"><text:span text:style-name="T7">Swim: </text:span><text:span text:style-name="T6">A creature with a swim speed can move through water at its swim speed without making Swim checks. It has a +8 racial bonus on any Swim check to perform some special action or avoid a hazard. The creature can always can choose to take 10 on a Swim check, even if distracted or endangered. The creature can use the run action while swimming, provided it swims in a straight line. </text:span></text:p>
      <text:p text:style-name="P3"/>
      <text:p text:style-name="P2"><text:span text:style-name="T5">Native Subtype:</text:span><text:span text:style-name="T6"> A subtype applied only to outsiders. These creatures have mortal ancestors or a strong connection to the Material Plane and can be raised, reincarnated, or resurrected just as other living creatures can be. Creatures with this subtype are native to the Material Plane (hence the subtype’s name). Unlike true outsiders, native outsiders need to eat and sleep. </text:span></text:p>
      <text:p text:style-name="P3"/>
      <text:p text:style-name="P2"><text:span text:style-name="T5">Natural Weapons:</text:span><text:span text:style-name="T6"> Natural weapons are weapons that are physically a part of a creature. A creature making a melee attack with a natural weapon is considered armed and does not provoke attacks of opportunity. Likewise, it threatens any space it can reach. Creatures do not receive additional attacks from a high base attack bonus when using natural weapons. The number of attacks a creature can make with its natural weapons depends on the type of the attack—generally, a creature can make one bite attack, one attack per claw or tentacle, one gore attack, one sting attack, or one slam attack (although Large creatures with arms or arm-like limbs can make a slam attack with each arm). Refer to the individual monster descriptions.</text:span></text:p>
      <text:p text:style-name="P2"><text:span text:style-name="T6">Unless otherwise noted, a natural weapon threatens a critical hit on a natural attack roll of 20.</text:span></text:p>
      <text:p text:style-name="P2"><text:span text:style-name="T6">When a creature has more than one natural weapon, one of them (or sometimes a pair or set of them) is the primary weapon. All the creature’s remaining natural weapons are secondary. </text:span></text:p>
      <text:p text:style-name="P2"><text:span text:style-name="T6">The primary weapon is given in the creature’s Attack entry, and the primary weapon or weapons is given first in the creature’s Full Attack entry. A creature’s primary natural weapon is its most effective natural attack, usually by virtue of the creature’s physiology, training, or innate talent with the weapon. An attack with a primary natural weapon uses the creature’s full attack bonus. Attacks with secondary natural weapons are less effective and are made with a –5 penalty on the attack roll, no matter how many there are. (Creatures with the Multiattack feat take only a –2 penalty on secondary attacks.) This penalty applies even when the creature makes a single attack with the secondary weapon as part of the attack action or as an attack of opportunity.</text:span></text:p>
      <text:p text:style-name="P2"><text:span text:style-name="T6">Natural weapons have types just as other weapons do. The most common are summarized below.</text:span></text:p>
      <text:p text:style-name="P2"><text:span text:style-name="T7">Bite: </text:span><text:span text:style-name="T6">The creature attacks with its mouth, dealing piercing, slashing, and bludgeoning damage.</text:span></text:p>
      <text:p text:style-name="P2"><text:span text:style-name="T7">Claw or Talon: </text:span><text:span text:style-name="T6">The creature rips with a sharp appendage, dealing piercing and slashing damage.</text:span></text:p>
      <text:p text:style-name="P2"><text:span text:style-name="T7">Gore: </text:span><text:span text:style-name="T6">The creature spears the opponent with an antler, horn, or similar appendage, dealing piercing damage.</text:span></text:p>
      <text:p text:style-name="P2"><text:span text:style-name="T7">Slap or Slam: </text:span><text:span text:style-name="T6">The creature batters opponents with an appendage, dealing bludgeoning damage.</text:span></text:p>
      <text:p text:style-name="P2"><text:span text:style-name="T7">Sting: </text:span><text:span text:style-name="T6">The creature stabs with a stinger, dealing piercing damage. Sting attacks usually deal damage from poison in addition to hit point damage.</text:span></text:p>
      <text:p text:style-name="P2"><text:soft-page-break/><text:span text:style-name="T7">Tentacle: </text:span><text:span text:style-name="T6">The creature flails at opponents with a powerful tentacle, dealing bludgeoning (and sometimes slashing) damage. </text:span></text:p>
      <text:p text:style-name="P3"/>
      <text:p text:style-name="P2"><text:span text:style-name="T5">Nonabilities:</text:span><text:span text:style-name="T6"> Some creatures lack certain ability scores. These creatures do not have an ability score of 0—they lack the ability altogether. The modifier for a nonability is +0. Other effects of nonabilities are detailed below.</text:span></text:p>
      <text:p text:style-name="P2"><text:span text:style-name="T7">Strength: </text:span><text:span text:style-name="T6">Any creature that can physically manipulate other objects has at least 1 point of Strength. A creature with no Strength score can’t exert force, usually because it has no physical body or because it doesn’t move. The creature automatically fails Strength checks. If the creature can attack, it applies its Dexterity modifier to its base attack bonus instead of a Strength modifier.</text:span></text:p>
      <text:p text:style-name="P2"><text:span text:style-name="T7">Dexterity: </text:span><text:span text:style-name="T6">Any creature that can move has at least 1 point of Dexterity. A creature with no Dexterity score can’t move. If it can perform actions (such as casting spells), it applies its Intelligence modifier to initiative checks instead of a Dexterity modifier. The creature automatically fails Reflex saves and Dexterity checks.</text:span></text:p>
      <text:p text:style-name="P2"><text:span text:style-name="T7">Constitution: </text:span><text:span text:style-name="T6">Any living creature has at least 1 point of Constitution. A creature with no Constitution has no body or no metabolism. It is immune to any effect that requires a Fortitude save unless the effect works on objects or is harmless. The creature is also immune to ability damage, ability drain, and energy drain, and automatically fails Constitution checks. A creature with no Constitution cannot tire and thus can run indefinitely without tiring (unless the creature’s description says it cannot run).</text:span></text:p>
      <text:p text:style-name="P2"><text:span text:style-name="T7">Intelligence: </text:span><text:span text:style-name="T6">Any creature that can think, learn, or remember has at least 1 point of Intelligence. A creature with no Intelligence score is mindless, an automaton operating on simple instincts or programmed instructions. It has immunity to mind-affecting effects (charms, compulsions, phantasms, patterns, and morale effects) and automatically fails Intelligence checks.</text:span></text:p>
      <text:p text:style-name="P2"><text:span text:style-name="T6">Mindless creatures do not gain feats or skills, although they may have bonus feats or racial skill bonuses.</text:span></text:p>
      <text:p text:style-name="P2"><text:span text:style-name="T7">Wisdom: </text:span><text:span text:style-name="T6">Any creature that can perceive its environment in any fashion has at least 1 point of Wisdom. Anything with no Wisdom score is an object, not a creature. Anything without a Wisdom score also has no Charisma score.</text:span></text:p>
      <text:p text:style-name="P2"><text:span text:style-name="T7">Charisma: </text:span><text:span text:style-name="T6">Any creature capable of telling the difference between itself and things that are not itself has at least 1 point of Charisma. Anything with no Charisma score is an object, not a creature. Anything without a Charisma score also has no Wisdom score.</text:span></text:p>
      <text:p text:style-name="P3"/>
      <text:p text:style-name="P2"><text:span text:style-name="T5">Ooze Type:</text:span><text:span text:style-name="T6"> An ooze is an amorphous or mutable creature, usually mindless.</text:span></text:p>
      <text:p text:style-name="P2"><text:span text:style-name="T7">Features: </text:span><text:span text:style-name="T6">An ooze has the following features.</text:span></text:p>
      <text:p text:style-name="P2"><text:span text:style-name="T6">—10-sided Hit Dice.</text:span></text:p>
      <text:p text:style-name="P2"><text:span text:style-name="T6">—Base attack bonus equal to 3/4 total Hit Dice (as cleric).</text:span></text:p>
      <text:p text:style-name="P2"><text:span text:style-name="T6">—No good saving throws.</text:span></text:p>
      <text:p text:style-name="P2"><text:span text:style-name="T6">—Skill points equal to (2 + Int modifier, minimum 1) per Hit Die, with quadruple skill points for the first Hit Die, if the ooze has an Intelligence score. However, most oozes are mindless and gain no skill points or feats.</text:span></text:p>
      <text:p text:style-name="P2"><text:span text:style-name="T7">Traits: </text:span><text:span text:style-name="T6">An ooze possesses the following traits (unless otherwise noted in a creature’s entry).</text:span></text:p>
      <text:p text:style-name="P2"><text:span text:style-name="T6">—Mindless: No Intelligence score, and immunity to all mind-affecting effects (charms, compulsions, phantasms, patterns, and morale effects).</text:span></text:p>
      <text:p text:style-name="P2"><text:span text:style-name="T6">—Blind (but have the blindsight special quality), with immunity to gaze attacks, visual effects, illusions, and other attack forms that rely on sight.</text:span></text:p>
      <text:p text:style-name="P2"><text:span text:style-name="T6">—Immunity to poison, sleep effects, paralysis, polymorph, and stunning.</text:span></text:p>
      <text:p text:style-name="P2"><text:soft-page-break/><text:span text:style-name="T6">—Some oozes have the ability to deal acid damage to objects. In such a case, the amount of damage is equal to 10 + 1/2 ooze’s HD + ooze’s Con modifier per full round of contact.</text:span></text:p>
      <text:p text:style-name="P2"><text:span text:style-name="T6">—Not subject to critical hits or flanking.</text:span></text:p>
      <text:p text:style-name="P2"><text:span text:style-name="T6">—Proficient with its natural weapons only.</text:span></text:p>
      <text:p text:style-name="P2"><text:span text:style-name="T6">—Proficient with no armor.</text:span></text:p>
      <text:p text:style-name="P2"><text:span text:style-name="T6">—Oozes eat and breathe, but do not sleep.</text:span></text:p>
      <text:p text:style-name="P3"/>
      <text:p text:style-name="P2"><text:span text:style-name="T5">Outsider Type: </text:span><text:span text:style-name="T6">An outsider is at least partially composed of the essence (but not necessarily the material) of some plane other than the Material Plane. Some creatures start out as some other type and become outsiders when they attain a higher (or lower) state of spiritual existence.</text:span></text:p>
      <text:p text:style-name="P2"><text:span text:style-name="T7">Features: </text:span><text:span text:style-name="T6">An outsider has the following features.</text:span></text:p>
      <text:p text:style-name="P2"><text:span text:style-name="T6">—8-sided Hit Dice.</text:span></text:p>
      <text:p text:style-name="P2"><text:span text:style-name="T6">—Base attack bonus equal to total Hit Dice (as fighter).</text:span></text:p>
      <text:p text:style-name="P2"><text:span text:style-name="T6">—Good Fortitude, Reflex, and Will saves.</text:span></text:p>
      <text:p text:style-name="P2"><text:span text:style-name="T6">—Skill points equal to (8 + Int modifier, minimum 1) per Hit Die, with quadruple skill points for the first Hit Die.</text:span></text:p>
      <text:p text:style-name="P2"><text:span text:style-name="T7">Traits: </text:span><text:span text:style-name="T6">An outsider possesses the following traits (unless otherwise noted in a creature’s entry).</text:span></text:p>
      <text:p text:style-name="P2"><text:span text:style-name="T6">—Darkvision out to 60 feet.</text:span></text:p>
      <text:p text:style-name="P2"><text:span text:style-name="T6">—Unlike most other living creatures, an outsider does not have a dual nature—its soul and body form one unit. When an outsider is slain, no soul is set loose. Spells that restore souls to their bodies, such as </text:span><text:span text:style-name="T7">raise dead, reincarnate, </text:span><text:span text:style-name="T6">and </text:span><text:span text:style-name="T7">resurrection, </text:span><text:span text:style-name="T6">don’t work on an outsider. It takes a different magical effect, such as </text:span><text:span text:style-name="T7">limited wish, wish, miracle, </text:span><text:span text:style-name="T6">or </text:span><text:span text:style-name="T7">true resurrection </text:span><text:span text:style-name="T6">to restore it to life. An outsider with the native subtype can be raised, reincarnated, or resurrected just as other living creatures can be.</text:span></text:p>
      <text:p text:style-name="P2"><text:span text:style-name="T6">—Proficient with all simple and martial weapons and any weapons mentioned in its entry.</text:span></text:p>
      <text:p text:style-name="P2"><text:span text:style-name="T6">—Proficient with whatever type of armor (light, medium, or heavy) it is described as wearing, as well as all lighter types. Outsiders not indicated as wearing armor are not proficient with armor. Outsiders are proficient with shields if they are proficient with any form of armor.</text:span></text:p>
      <text:p text:style-name="P2"><text:span text:style-name="T6">—Outsiders breathe, but do not need to eat or sleep (although they can do so if they wish). Native outsiders breathe, eat, and sleep. </text:span></text:p>
      <text:p text:style-name="P3"/>
      <text:p text:style-name="P2"><text:span text:style-name="T5">Paralysis (Ex or Su): </text:span><text:span text:style-name="T6">This special attack renders the victim immobile. Paralyzed creatures cannot move, speak, or take any physical actions. The creature is rooted to the spot, frozen and helpless. Paralysis works on the body, and a character can usually resist it with a Fortitude saving throw (the DC is given in the creature’s description). Unlike </text:span><text:span text:style-name="T7">hold person </text:span><text:span text:style-name="T6">and similar effects, a paralysis effect does not allow a new save each round. A winged creature flying in the air at the time that it is paralyzed cannot flap its wings and falls. A swimmer can’t swim and may drown. </text:span></text:p>
      <text:p text:style-name="P3"/>
      <text:p text:style-name="P2"><text:soft-page-break/><text:span text:style-name="T5">Plant Type:</text:span><text:span text:style-name="T6"> This type comprises vegetable creatures. Note that regular plants, such as one finds growing in gardens and fields, lack Wisdom and Charisma scores (see Nonabilities, above) and are not creatures, but objects, even though they are alive. </text:span></text:p>
      <text:p text:style-name="P2"><text:span text:style-name="T7">Features: </text:span><text:span text:style-name="T6">A plant creature has the following features. </text:span></text:p>
      <text:p text:style-name="P2"><text:span text:style-name="T6">—8-sided Hit Dice.</text:span></text:p>
      <text:p text:style-name="P2"><text:span text:style-name="T6">—Base attack bonus equal to 3/4 total Hit Dice (as cleric).</text:span></text:p>
      <text:p text:style-name="P2"><text:span text:style-name="T6">—Good Fortitude saves.</text:span></text:p>
      <text:p text:style-name="P2"><text:span text:style-name="T6">—Skill points equal to (2 + Int modifier, minimum 1) per Hit Die, with quadruple skill points for the first Hit Die, if the plant creature has an Intelligence score. However, some plant creatures are mindless and gain no skill points or feats.</text:span></text:p>
      <text:p text:style-name="P2"><text:span text:style-name="T7">Traits: </text:span><text:span text:style-name="T6">A plant creature possesses the following traits (unless otherwise noted in a creature’s entry).</text:span></text:p>
      <text:p text:style-name="P2"><text:span text:style-name="T6">—Low-light vision.</text:span></text:p>
      <text:p text:style-name="P2"><text:span text:style-name="T6">—Immunity to all mind-affecting effects (charms, compulsions, phantasms, patterns, and morale effects).</text:span></text:p>
      <text:p text:style-name="P2"><text:span text:style-name="T6">—Immunity to poison, sleep effects, paralysis, polymorph, and stunning.</text:span></text:p>
      <text:p text:style-name="P2"><text:span text:style-name="T6">—Not subject to critical hits.</text:span></text:p>
      <text:p text:style-name="P2"><text:span text:style-name="T6">—Proficient with its natural weapons only.</text:span></text:p>
      <text:p text:style-name="P2"><text:span text:style-name="T6">—Proficient with no armor.</text:span></text:p>
      <text:p text:style-name="P2"><text:span text:style-name="T6">—Plants breathe and eat, but do not sleep.</text:span></text:p>
      <text:p text:style-name="P3"/>
      <text:p text:style-name="P2"><text:span text:style-name="T5">Poison (Ex):</text:span><text:span text:style-name="T6"> Poison attacks deal initial damage, such as ability damage (see page 305) or some other effect, to the opponent on a failed Fortitude save. Unless otherwise noted, another saving throw is required 1 minute later (regardless of the first save’s result) to avoid secondary damage. A creature’s descriptive text provides the details.</text:span></text:p>
      <text:p text:style-name="P2"><text:span text:style-name="T6">A creature with a poison attack is immune to its own poison and the poison of others of its kind.</text:span></text:p>
      <text:p text:style-name="P2"><text:span text:style-name="T6">The Fortitude save DC against a poison attack is equal to 10 + 1/2 poisoning creature’s racial HD + poisoning creature’s Con modifier (the exact DC is given in the creature’s descriptive text).</text:span></text:p>
      <text:p text:style-name="P2"><text:span text:style-name="T6">A successful save avoids (negates) the damage.</text:span></text:p>
      <text:p text:style-name="P3"/>
      <text:p text:style-name="P2"><text:span text:style-name="T5">Pounce (Ex):</text:span><text:span text:style-name="T6"> When a creature with this special attack makes a charge, it can follow with a full attack—including rake attacks if the creature also has the rake ability.</text:span></text:p>
      <text:p text:style-name="P3"><text:soft-page-break/></text:p>
      <text:p text:style-name="P2"><text:span text:style-name="T5">Powerful Charge (Ex):</text:span><text:span text:style-name="T6"> When a creature with this special attack makes a charge, its attack deals extra damage in addition to the normal benefits and hazards of a charge. The amount of damage from the attack is given in the creature’s description.</text:span></text:p>
      <text:p text:style-name="P3"/>
      <text:p text:style-name="P2"><text:span text:style-name="T5">Psionics (Sp):</text:span><text:span text:style-name="T6"> These are spell-like abilities that a creature generates with the power of its mind. Psionic abilities are usually usable at will.</text:span></text:p>
      <text:p text:style-name="P3"/>
      <text:p text:style-name="P2"><text:span text:style-name="T5">Rake (Ex):</text:span><text:span text:style-name="T6"> A creature with this special attack gains extra natural attacks when it grapples its foe. Normally, a monster can attack with only one of its natural weapons while grappling, but a monster with the rake ability usually gains two additional claw attacks that it can use only against a grappled foe. Rake attacks are not subject to the usual –4 penalty for attacking with a natural weapon in a grapple.</text:span></text:p>
      <text:p text:style-name="P2"><text:span text:style-name="T6">A monster with the rake ability must begin its turn grappling to use its rake—it can’t begin a grapple and rake in the same turn.</text:span></text:p>
      <text:p text:style-name="P3"/>
      <text:p text:style-name="P2"><text:span text:style-name="T5">Ray (Su or Sp):</text:span><text:span text:style-name="T6"> This form of special attack works like a ranged attack. Hitting with a ray attack requires a successful ranged touch attack roll, ignoring armor, natural armor, and shield and using the creature’s ranged attack bonus. Ray attacks have no range increment. The creature’s descriptive text specifies the maximum range, effects, and any applicable saving throw.</text:span></text:p>
      <text:p text:style-name="P3"/>
      <text:p text:style-name="P2"><text:span text:style-name="T5">Regeneration (Ex): </text:span><text:span text:style-name="T6">A creature with this ability is difficult to kill. Damage dealt to the creature is treated as nonlethal damage. The creature automatically heals nonlethal damage at a fixed rate per round, as given in the entry. Certain attack forms, typically fire and acid, deal lethal damage to the creature, which doesn’t go away. The creature’s descriptive text describes the details. A regenerating creature that has been rendered unconscious through nonlethal damage can be killed with a coup de grace. The attack cannot be of a type that automatically converts to nonlethal damage.</text:span></text:p>
      <text:p text:style-name="P2"><text:span text:style-name="T6">Attack forms that don’t deal hit point damage ignore regeneration. Regeneration also does not restore hit points lost from starvation, thirst, or suffocation. Regenerating creatures can regrow lost portions of their bodies and can reattach severed limbs or body parts; details are in the creature’s descriptive text. Severed parts that are not reattached wither and die normally.</text:span></text:p>
      <text:p text:style-name="P2"><text:span text:style-name="T6">A creature must have a Constitution score to have the regeneration ability.</text:span></text:p>
      <text:p text:style-name="P3"/>
      <text:p text:style-name="P2"><text:span text:style-name="T5">Reptilian Subtype: </text:span><text:span text:style-name="T6">These creatures are scaly and usually coldblooded. The reptilian subtype is only used to describe a set of humanoid races, not all animals and monsters that are truly reptiles.</text:span></text:p>
      <text:p text:style-name="P3"/>
      <text:p text:style-name="P2"><text:span text:style-name="T5">Resistance to Energy (Ex):</text:span><text:span text:style-name="T6"> A creature with this special quality ignores some damage of the indicated type each time it takes damage of that kind (commonly acid, cold, fire, or electricity). The entry indicates the amount and type of damage ignored.</text:span></text:p>
      <text:p text:style-name="P3"/>
      <text:p text:style-name="P2"><text:span text:style-name="T5">Scent (Ex):</text:span><text:span text:style-name="T6"> This special quality allows a creature to detect approaching enemies, sniff out hidden foes, and track by sense of smell. Creatures with the scent ability can identify familiar odors just as humans do familiar sights.</text:span></text:p>
      <text:p text:style-name="P2"><text:span text:style-name="T6">The creature can detect opponents within 30 feet by sense of smell. If the opponent is upwind, the range increases to 60 feet; if downwind, it drops to 15 feet. Strong scents, such as smoke or rotting garbage, can be detected at twice the ranges noted above. Overpowering scents, such as skunk musk or troglodyte stench, can be detected at triple normal range.</text:span></text:p>
      <text:p text:style-name="P2"><text:span text:style-name="T6">When a creature detects a scent, the exact location of the source is not revealed—only its presence somewhere within range. The creature can take a move action to note the direction of the scent.</text:span></text:p>
      <text:p text:style-name="P2"><text:soft-page-break/><text:span text:style-name="T6">Whenever the creature comes within 5 feet of the source, the creature pinpoints the source’s location.</text:span></text:p>
      <text:p text:style-name="P2"><text:span text:style-name="T6">A creature with the Track feat and the scent ability can follow tracks by smell, making a Wisdom (or Survival) check to find or follow a track. The typical DC for a fresh trail is 10 (no matter what kind of surface holds the scent). This DC increases or decreases depending on how strong the quarry’s odor is, the number of creatures, and the age of the trail. For each hour that the trail is cold, the DC increases by 2. The ability otherwise follows the rules for the Track feat. Creatures tracking by scent ignore the effects of surface conditions and poor visibility. </text:span></text:p>
      <text:p text:style-name="P3"/>
      <text:p text:style-name="P2"><text:span text:style-name="T5">Shapechanger Subtype:</text:span><text:span text:style-name="T6"> A shapechanger has the supernatural ability to assume one or more alternate forms. Many magical effects allow some kind of shape shifting, and not every creature that can change shapes has the shapechanger subtype. </text:span></text:p>
      <text:p text:style-name="P2"><text:span text:style-name="T7">Traits: </text:span><text:span text:style-name="T6">A shapechanger possesses the following traits (unless otherwise noted in a creature’s entry).</text:span></text:p>
      <text:p text:style-name="P2"><text:span text:style-name="T6">—Proficient with its natural weapons, with simple weapons, and with any weapons mentioned in the creature’s description.</text:span></text:p>
      <text:p text:style-name="P2"><text:span text:style-name="T6">—Proficient with any armor mentioned in the creature’s description, as well as all lighter forms. If no form of armor is mentioned, the shapechanger is not proficient with armor. A shapechanger is proficient with shields if it is proficient with any type of armor.</text:span></text:p>
      <text:p text:style-name="P3"/>
      <text:p text:style-name="P2"><text:span text:style-name="T5">Sonic Attacks (Su):</text:span><text:span text:style-name="T6"> Unless otherwise noted, a sonic attack follows the rules for spreads. The range of the spread is measured from the creature using the sonic attack. Once a sonic attack has taken effect, deafening the subject or stopping its ears does not end the effect. Stopping one’s ears ahead of time allows opponents to avoid having to make saving throws against mind-affecting sonic attacks, but not other kinds of sonic attacks (such as those that deal damage). Stopping one’s ears is a full-round action and requires wax or other soundproof material to stuff into the ears.</text:span></text:p>
      <text:p text:style-name="P3"/>
      <text:p text:style-name="P2"><text:span text:style-name="T5">Special Abilities:</text:span><text:span text:style-name="T6"> A special ability is either extraordinary (Ex), spell-like (Sp), or supernatural (Su).</text:span></text:p>
      <text:p text:style-name="P2"><text:span text:style-name="T7">Extraordinary: </text:span><text:span text:style-name="T6">Extraordinary abilities are nonmagical, don’t become ineffective in an </text:span><text:span text:style-name="T7">antimagic field, </text:span><text:span text:style-name="T6">and are not subject to any effect that disrupts magic. Using an extraordinary ability is a free action unless otherwise noted.</text:span></text:p>
      <text:p text:style-name="P2"><text:span text:style-name="T7">Spell-Like: </text:span><text:span text:style-name="T6">Spell-like abilities are magical and work just like spells (though they are not spells and so have no verbal, somatic, material, focus, or XP components). They go away in an </text:span><text:span text:style-name="T7">antimagic field </text:span><text:span text:style-name="T6">and are subject to spell resistance if the spell the ability resembles or duplicates would be subject to spell resistance.</text:span></text:p>
      <text:p text:style-name="P2"><text:span text:style-name="T6">A spell-like ability usually has a limit on how often it can be used. A spell-like ability that can be used at will has no use limit. Using a spell-like ability is a standard action unless noted otherwise, and doing so while threatened provokes attacks of opportunity. It is possible to make a Concentration check to use a spell-like ability defensively and avoid provoking an attack of opportunity, just as when casting a spell. A spell-like ability can be disrupted just as a spell can be. Spell-like abilities cannot be used to counterspell, nor can they be counterspelled.</text:span></text:p>
      <text:p text:style-name="P2"><text:span text:style-name="T6">For creatures with spell-like abilities, a designated caster level defines how difficult it is to dispel their spell-like effects and to define any level-dependent variables (such as range and duration) the abilities might have. The creature’s caster level never affects which spell-like abilities the creature has; sometimes the given caster level is lower than the level a spellcasting character would need to cast the spell of the same name. If no caster level is specified, the caster level is equal to the creature’s Hit Dice. The saving throw (if any) against a spell-like ability is 10 + the level of the spell the ability resembles or duplicates + the creature’s Cha modifier.</text:span></text:p>
      <text:p text:style-name="P2"><text:span text:style-name="T6">Some spell-like abilities duplicate spells that work differently when cast by characters of different classes</text:span><text:span text:style-name="T7">. </text:span><text:span text:style-name="T6">A monster’s spell-like abilities are presumed to be the sorcerer/wizard versions. If the spell in question is not a sorcerer/wizard spell, then default to cleric, druid, bard, paladin, and ranger, in that order.</text:span></text:p>
      <text:p text:style-name="P2"><text:span text:style-name="T7">Supernatural: </text:span><text:span text:style-name="T6">Supernatural abilities are magical and go away in an </text:span><text:span text:style-name="T7">antimagic field </text:span><text:span text:style-name="T6">but are not subject to spell resistance. Supernatural abilities cannot be dispelled. Using a supernatural ability is a standard action unless noted otherwise. Supernatural abilities may have a use limit or be usable at will, just like spell-like abilities. However, supernatural abilities do not provoke attacks of opportunity and never require Concentration checks. Unless otherwise noted, a supernatural ability has an effective caster level equal to the creature’s Hit Dice. The saving throw (if any) against a supernatural ability is 10 + 1/2 the creature’s HD + the creature’s ability modifier (usually Charisma).</text:span></text:p>
      <text:p text:style-name="P3"/>
      <text:p text:style-name="P2"><text:span text:style-name="T5">Spell Immunity (Ex): </text:span><text:span text:style-name="T6">A creature with spell immunity avoids the effects of spells and spell-like abilities that directly affect it. This works exactly like spell resistance, except that it cannot be overcome. Sometimes spell immunity is conditional or applies to only spells of a certain kind or level. Spells that do not allow spell resistance are not affected by spell immunity.</text:span></text:p>
      <text:p text:style-name="P3"/>
      <text:p text:style-name="P2"><text:span text:style-name="T5">Spell Resistance (Ex): </text:span><text:span text:style-name="T6">A creature with spell resistance can avoid the effects of spells and spell-like abilities that directly affect it.To determine if a spell or spell-like ability works against a creature with spell resistance, the caster must make a caster level check (1d20 + caster level). If the result equals or exceeds the creature’s spell resistance, the spell works normally, although the creature is still allowed a saving throw.</text:span></text:p>
      <text:p text:style-name="P3"><text:soft-page-break/></text:p>
      <text:p text:style-name="P2"><text:span text:style-name="T5">Spells:</text:span><text:span text:style-name="T6"> Sometimes a creature can cast arcane or divine spells just as a member of a spellcasting class can (and can activate magic items accordingly). Such creatures are subject to the same spellcasting rules that characters are, except as follows. </text:span></text:p>
      <text:p text:style-name="P2"><text:span text:style-name="T6">A spellcasting creature that lacks hands or arms can provide any somatic component a spell might require by moving its body. Such a creature also does need material components for its spells. The creature can cast the spell by either touching the required component (but not if the component is in another creature’s possession) or having the required component on its person. Sometimes spellcasting creatures utilize the Eschew Materials feat to avoid fussing with noncostly components.</text:span></text:p>
      <text:p text:style-name="P2"><text:span text:style-name="T6">A spellcasting creature is not actually a member of a class unless its entry says so, and it does not gain any class abilities. A creature with access to cleric spells must prepare them in the normal manner and receives domain spells if noted, but it does not receive domain granted powers unless it has at least one level in the cleric class.</text:span></text:p>
      <text:p text:style-name="P6"/>
      <text:p text:style-name="P2"><text:span text:style-name="T8">Summon </text:span><text:span text:style-name="T5">(Sp):</text:span><text:span text:style-name="T6"> A creature with the </text:span><text:span text:style-name="T7">summon </text:span><text:span text:style-name="T6">ability can summon specific other creatures of its kind much as though casting a </text:span><text:span text:style-name="T7">summon monster </text:span><text:span text:style-name="T6">spell, but it usually has only a limited chance of success (as specified in the creature’s entry). Roll d%: On a failure, no creature answers the summons. Summoned creatures automatically return whence they came after 1 hour. A creature that has just been summoned cannot use its own summon ability for 1 hour. Most creatures with the ability to summon do not use it lightly, since it leaves them beholden to the summoned creature. In general, they use it only when necessary to save their own lives. An appropriate spell level is given for each summoning ability for purposes of Concentration checks and attempts to dispel the summoned creature. No experience points are awarded for summoned monsters.</text:span></text:p>
      <text:p text:style-name="P3"/>
      <text:p text:style-name="P2"><text:span text:style-name="T5">Swallow Whole (Ex):</text:span><text:span text:style-name="T6"> If a creature with this special attack begins its turn with an opponent held in its mouth (see Improved Grab), it can attempt a new grapple check (as though attempting to pin the opponent). If it succeeds, it swallows its prey, and the opponent takes bite damage. Unless otherwise noted, the opponent can be up to one size category smaller than the swallowing creature. Being swallowed has various consequences, depending on the creature doing the swallowing. A swallowed creature is considered to be grappled, while the creature that did the swallowing is not. A swallowed creature can try to cut its way free with any light slashing or piercing weapon (the amount of cutting damage required to get free is noted in the creature description), or it can just try to escape the grapple. The Armor Class of the interior of a creature that swallows whole is normally 10 + 1/2 its natural armor bonus, with no modifiers for size or Dexterity. If the swallowed creature escapes the grapple, success puts it back in the attacker’s mouth, where it may be bitten or swallowed again.</text:span></text:p>
      <text:p text:style-name="P3"/>
      <text:p text:style-name="P2"><text:span text:style-name="T5">Swarm Subtype:</text:span><text:span text:style-name="T6"> A swarm is a collection of Fine, Diminutive, or Tiny creatures that acts as a single creature. A swarm has the characteristics of its type, except as noted here. A swarm has a single pool of Hit Dice and hit points, a single initiative modifier, a single speed, and a single Armor Class. A swarm makes saving throws as a single creature. A single swarm occupies a square (if it is made up of nonflying creatures) or a cube (of flying creatures) 10 feet on a side, but its reach is 0 feet, like its component creatures. In order to attack, it moves into an opponent’s space, which provokes an attack of opportunity. It can occupy the same space as a creature of any size, since it crawls all over its prey. A swarm can move through squares occupied by enemies and vice versa without impediment, although the swarm provokes an attack of opportunity if it does so. A swarm can move through cracks or holes large enough for its component creatures.</text:span></text:p>
      <text:p text:style-name="P2"><text:span text:style-name="T6">A swarm of Tiny creatures consists of 300 nonflying creatures or 1,000 flying creatures. A swarm of Diminutive creatures consists of 1,500 nonflying creatures or 5,000 flying creatures. A swarm of Fine creatures consists of 10,000 creatures, whether they are flying or not. Swarms of nonflying creatures include many more creatures than could normally fit in a 10-foot square based on their normal space, because creatures in a swarm are packed tightly together and generally crawl over each other and their prey when moving or attacking. Larger swarms are represented by multiples of single swarms. The area occupied by a large swarm is completely shapeable, though the swarm usually remains in contiguous squares.</text:span></text:p>
      <text:p text:style-name="P2"><text:span text:style-name="T7">Traits: </text:span><text:span text:style-name="T6">A swarm has no clear front or back and no discernable anatomy, so it is not subject to critical hits or flanking. A swarm made up of Tiny creatures takes half damage from slashing and piercing weapons. A swarm composed of Fine or Diminutive creatures is immune to all weapon damage. Reducing a swarm to 0 hit points or lower causes it to break up, though damage taken until that point does not degrade its ability to attack or resist attack. Swarms are never staggered or reduced to a dying state by damage. Also, they cannot be tripped, grappled, or bull rushed, and they cannot grapple an opponent.</text:span></text:p>
      <text:p text:style-name="P2"><text:span text:style-name="T6">A swarm is immune to any spell or effect that targets a specific number of creatures (including single-target spells such as </text:span><text:span text:style-name="T7">disintegrate</text:span><text:span text:style-name="T6">), with the exception of mind-affecting effects (charms, compulsions, phantasms, patterns, and morale effects) if the swarm has an Intelligence score and a hive mind. A swarm takes half again as much damage (+50%) from spells or effects that affect an area, such as splash weapons and many evocation spells.</text:span></text:p>
      <text:p text:style-name="P2"><text:span text:style-name="T6">Swarms made up of Diminutive or Fine creatures are susceptible to high winds such as that created by a </text:span><text:span text:style-name="T7">gust of wind </text:span><text:span text:style-name="T6">spell. For purposes of determining the effects of wind on a swarm, treat the swarm as a creature of the same size as its constituent creatures. A swarm rendered unconscious by means of nonlethal damage becomes disorganized and dispersed, and does not reform until its hit points exceed its nonlethal damage.</text:span></text:p>
      <text:p text:style-name="P2"><text:span text:style-name="T7">Swarm Attack: </text:span><text:span text:style-name="T6">Creatures with the swarm subtype don’t make standard melee attacks. Instead, they deal automatic damage to any creature whose space they occupy at the end of their move, with no attack roll needed. Swarm attacks are not subject to a miss chance for concealment or cover. A swarm’s statistics block has “swarm” in the Attack and Full Attack entries, with no attack bonus given. The amount of damage a swarm deals is based on its Hit Dice, as shown below.</text:span></text:p>
      <table:table table:name="Table2" table:style-name="Table2">
        <table:table-column table:style-name="Table2.A"/>
        <table:table-column table:style-name="Table2.B"/>
        <table:table-row table:style-name="Table2.1">
          <table:table-cell table:style-name="Table2.A1" office:value-type="string">
            <text:p text:style-name="P7"><text:span text:style-name="T6">Swarm HD</text:span></text:p>
          </table:table-cell>
          <table:table-cell table:style-name="Table2.A1" office:value-type="string">
            <text:h text:style-name="P14" text:outline-level="9"><text:span text:style-name="T2">Swarm Base Damage</text:span></text:h>
          </table:table-cell>
        </table:table-row>
        <table:table-row table:style-name="Table2.1">
          <table:table-cell table:style-name="Table2.A2" office:value-type="string">
            <text:p text:style-name="P8"><text:span text:style-name="T6">1–5</text:span></text:p>
          </table:table-cell>
          <table:table-cell table:style-name="Table2.A2" office:value-type="string">
            <text:p text:style-name="P10"><text:span text:style-name="T6">1d6</text:span></text:p>
          </table:table-cell>
        </table:table-row>
        <table:table-row table:style-name="Table2.1">
          <table:table-cell table:style-name="Table2.A2" office:value-type="string">
            <text:p text:style-name="P2"><text:span text:style-name="T6">6–10</text:span></text:p>
          </table:table-cell>
          <table:table-cell table:style-name="Table2.A2" office:value-type="string">
            <text:p text:style-name="P9"><text:span text:style-name="T6">2d6</text:span></text:p>
          </table:table-cell>
        </table:table-row>
        <table:table-row table:style-name="Table2.1">
          <table:table-cell table:style-name="Table2.A2" office:value-type="string">
            <text:p text:style-name="P2"><text:span text:style-name="T6">11–15</text:span></text:p>
          </table:table-cell>
          <table:table-cell table:style-name="Table2.A2" office:value-type="string">
            <text:p text:style-name="P9"><text:span text:style-name="T6">3d6</text:span></text:p>
          </table:table-cell>
        </table:table-row>
        <table:table-row table:style-name="Table2.1">
          <table:table-cell table:style-name="Table2.A2" office:value-type="string">
            <text:p text:style-name="P2"><text:span text:style-name="T6">16–20</text:span></text:p>
          </table:table-cell>
          <table:table-cell table:style-name="Table2.A2" office:value-type="string">
            <text:p text:style-name="P9"><text:span text:style-name="T6">4d6</text:span></text:p>
          </table:table-cell>
        </table:table-row>
        <table:table-row table:style-name="Table2.1">
          <table:table-cell table:style-name="Table2.A6" office:value-type="string">
            <text:p text:style-name="P8"><text:span text:style-name="T6">21 or more</text:span></text:p>
          </table:table-cell>
          <table:table-cell table:style-name="Table2.A6" office:value-type="string">
            <text:p text:style-name="P10"><text:span text:style-name="T6">5d6</text:span></text:p>
          </table:table-cell>
        </table:table-row>
      </table:table>
      <text:p text:style-name="P2"><text:soft-page-break/><text:span text:style-name="T6">A swarm’s attacks are nonmagical, unless the swarm’s description states otherwise. Damage reduction sufficient to reduce a swarm attack’s damage to 0, being incorporeal, and other special abilities usually give a creature immunity (or at least resistance) to damage from a swarm. Some swarms also have acid, poison, blood drain, or other special attacks in addition to normal damage.</text:span></text:p>
      <text:p text:style-name="P2"><text:span text:style-name="T6">Swarms do not threaten creatures in their square, and do not make attacks of opportunity with their swarm attack. However, they distract foes whose squares they occupy, as described below.</text:span></text:p>
      <text:p text:style-name="P2"><text:span text:style-name="T7">Distraction (Ex): </text:span><text:span text:style-name="T6">Any living creature vulnerable to a swarm’s damage that begins its turn with a swarm in its square is nauseated for 1 round; a Fortitude save (DC 10 + 1/2 swarm’s HD + swarm’s Con modifier; the exact DC is given in a swarm’s description) negates the effect. Spellcasting or concentrating on spells within the area of a swarm requires a Concentration check (DC 20 + spell level). Using skills that involve patience and concentration requires a DC 20 Concentration check.</text:span></text:p>
      <text:p text:style-name="P3"/>
      <text:p text:style-name="P2"><text:span text:style-name="T5">Telepathy (Su):</text:span><text:span text:style-name="T6"> A creature with this ability can communicate telepathically with any other creature within a certain range (specified in the creature’s entry, usually 100 feet) that has a language. It is possible to address multiple creatures at once telepathically, although maintaining a telepathic conversation with more than one creature at a time is just as difficult as simultaneously speaking and listening to multiple people at the same time.</text:span></text:p>
      <text:p text:style-name="P2"><text:span text:style-name="T6">Some creatures have a limited form of telepathy, while others have a more powerful form of the ability.</text:span></text:p>
      <text:p text:style-name="P3"/>
      <text:p text:style-name="P2"><text:span text:style-name="T5">Trample (Ex):</text:span><text:span text:style-name="T6"> As a full-round action, a creature with this special attack can move up to twice its speed and literally run over any opponents at least one size category smaller than itself. The creature merely has to move over the opponents in its path; any creature whose space is completely covered by the trampling creature’s space is subject to the trample attack. If a target’s space is larger than 5 feet, it is only considered trampled if the trampling creature moves over all the squares it occupies. If the trampling creature moves over only some of a target’s space, the target can make an attack of opportunity against the trampling creature at a –4 penalty. A trampling creature that accidentally ends its movement in an illegal space returns to the last legal position it occupied, or the closest legal position, if there’s a legal position that’s closer.</text:span></text:p>
      <text:p text:style-name="P2"><text:span text:style-name="T6">A trample attack deals bludgeoning damage (the creature’s slam damage + 1-1/2 times its Str modifier). The creature’s descriptive text gives the exact amount.</text:span></text:p>
      <text:p text:style-name="P2"><text:span text:style-name="T6">Trampled opponents can attempt attacks of opportunity, but these take a –4 penalty. If they do not make attacks of opportunity, trampled opponents can attempt Reflex saves to take half damage.</text:span></text:p>
      <text:p text:style-name="P2"><text:span text:style-name="T6">The save DC against a creature’s trample attack is 10 + 1/2 creature’s HD + creature’s Str modifier (the exact DC is given in the creature’s descriptive text). A trampling creature can only deal trampling damage to each target once per round, no matter how many times its movement takes it over a target creature.</text:span></text:p>
      <text:p text:style-name="P3"/>
      <text:p text:style-name="P2"><text:span text:style-name="T5">Tremorsense (Ex): </text:span><text:span text:style-name="T6">A creature with tremorsense is sensitive to vibrations in the ground and can automatically pinpoint the location of anything that is in contact with the ground. Aquatic creatures with tremorsense can also sense the location of creatures moving through water. The ability’s range is specified in the creature’s descriptive text.</text:span></text:p>
      <text:p text:style-name="P3"/>
      <text:p text:style-name="P2"><text:span text:style-name="T5">Treasure:</text:span><text:span text:style-name="T6"> This entry in a monster description describes how much wealth a creature owns. In most cases, a creature keeps valuables in its home or lair and has no treasure with it when it travels. Intelligent creatures that own useful, portable treasure (such as magic items) tend to carry and use these, leaving bulky items at home. Treasure can include coins, goods, and items. Creatures can have varying amounts of each, as follows.</text:span></text:p>
      <text:p text:style-name="P2"><text:span text:style-name="T7">Standard: </text:span><text:span text:style-name="T6">Refer to the treasure tables</text:span><text:span text:style-name="T7"> </text:span><text:span text:style-name="T6">and roll d% once for each type of treasure (Coins, Goods, Items) on the Level section of the table that corresponds to the creature’s Challenge Rating (for groups of creatures, use the Encounter Level for the encounter instead). Some creatures have double, triple, or even quadruple standard treasure; in these cases, roll for each type of treasure two, three, or four times.</text:span></text:p>
      <text:p text:style-name="P2"><text:span text:style-name="T7">None: </text:span><text:span text:style-name="T6">The creature collects no treasure of its own.</text:span></text:p>
      <text:p text:style-name="P2"><text:span text:style-name="T7">Nonstandard: </text:span><text:span text:style-name="T6">Some creatures have quirks or habits that affect the types of treasure they collect. These creatures use the same</text:span></text:p>
      <text:p text:style-name="P2"><text:span text:style-name="T6">treasure tables, but with special adjustments.</text:span></text:p>
      <text:p text:style-name="P2"><text:span text:style-name="T7">Fractional Coins: </text:span><text:span text:style-name="T6">Roll on the Coins column in the section corresponding to the creature’s Challenge Rating, but divide the result as indicated.</text:span></text:p>
      <text:p text:style-name="P2"><text:span text:style-name="T7">% Goods or Items: </text:span><text:span text:style-name="T6">The creature has goods or items only some of the time. Before checking for goods or items, roll d% against the given percentage. On a success, make a normal roll on the appropriate Goods or Items column (which may still result in no goods or items).</text:span></text:p>
      <text:p text:style-name="P2"><text:soft-page-break/><text:span text:style-name="T7">Double Goods or Items: </text:span><text:span text:style-name="T6">Roll twice on the appropriate Goods or Items column.</text:span></text:p>
      <text:p text:style-name="P2"><text:span text:style-name="T7">Parenthetical Notes: </text:span><text:span text:style-name="T6">Some entries for goods or items include notes that limit the types of treasure a creature collects.</text:span></text:p>
      <text:p text:style-name="P2"><text:span text:style-name="T6">When a note includes the word “no,” it means the creature does not collect or cannot keep that thing. If a random roll generates such a result, treat the result as “none” instead. </text:span></text:p>
      <text:p text:style-name="P2"><text:span text:style-name="T6">When a note includes the word “only,” the creature goes out of its way to collect treasure of the indicated type. Treat all results from that column as the indicated type of treasure.</text:span></text:p>
      <text:p text:style-name="P2"><text:span text:style-name="T6">It’s sometimes necessary to reroll until the right sort of item appears. </text:span></text:p>
      <text:p text:style-name="P3"/>
      <text:p text:style-name="P2"><text:span text:style-name="T5">Turn Resistance (Ex): </text:span><text:span text:style-name="T6">A creature with this special quality (usually an undead) is less easily affected by clerics or paladins. When resolving a turn, rebuke, command, or bolster attempt, add the indicated number to the creature’s Hit Dice total.</text:span></text:p>
      <text:p text:style-name="P3"/>
      <text:p text:style-name="P2"><text:span text:style-name="T5">Undead Type:</text:span><text:span text:style-name="T6"> Undead are once-living creatures animated by spiritual or supernatural forces.</text:span></text:p>
      <text:p text:style-name="P2"><text:span text:style-name="T7">Features: </text:span><text:span text:style-name="T6">An undead creature has the following features.</text:span></text:p>
      <text:p text:style-name="P2"><text:span text:style-name="T6">—12-sided Hit Dice.</text:span></text:p>
      <text:p text:style-name="P2"><text:span text:style-name="T6">—Base attack bonus equal to 1/2 total Hit Dice (as wizard).</text:span></text:p>
      <text:p text:style-name="P2"><text:span text:style-name="T6">—Good Will saves.</text:span></text:p>
      <text:p text:style-name="P2"><text:span text:style-name="T6">—Skill points equal to (4 + Int modifier, minimum 1) per Hit Die, with quadruple skill points for the first Hit Die, if the undead creature has an Intelligence score. However, many undead are mindless and gain no skill points or feats.</text:span></text:p>
      <text:p text:style-name="P2"><text:span text:style-name="T7">Traits: </text:span><text:span text:style-name="T6">An undead creature possesses the following traits (unless otherwise noted in a creature’s entry).</text:span></text:p>
      <text:p text:style-name="P2"><text:span text:style-name="T6">—No Constitution score.</text:span></text:p>
      <text:p text:style-name="P2"><text:span text:style-name="T6">—Darkvision out to 60 feet.</text:span></text:p>
      <text:p text:style-name="P2"><text:span text:style-name="T6">—Immunity to all mind-affecting effects (charms, compulsions, phantasms, patterns, and morale effects).</text:span></text:p>
      <text:p text:style-name="P2"><text:span text:style-name="T6">—Immunity to poison, sleep effects, paralysis, stunning, disease, and death effects.</text:span></text:p>
      <text:p text:style-name="P2"><text:span text:style-name="T6">—Not subject to critical hits, nonlethal damage, ability drain, or energy drain. Immune to damage to its physical ability scores (Strength, Dexterity, and Constitution), as well as to fatigue and exhaustion effects.</text:span></text:p>
      <text:p text:style-name="P2"><text:span text:style-name="T6">—Cannot heal damage on its own if it has no Intelligence score, although it can be healed. Negative energy (such as an </text:span><text:span text:style-name="T7">inflict </text:span><text:span text:style-name="T6">spell) can heal undead creatures. The fast healing special quality works regardless of the creature’s Intelligence score.</text:span></text:p>
      <text:p text:style-name="P2"><text:soft-page-break/><text:span text:style-name="T6">—Immunity to any effect that requires a Fortitude save (unless the effect also works on objects or is harmless).</text:span></text:p>
      <text:p text:style-name="P2"><text:span text:style-name="T6">—Uses its Charisma modifier for Concentration checks.</text:span></text:p>
      <text:p text:style-name="P2"><text:span text:style-name="T6">—Not at risk of death from massive damage, but when reduced to 0 hit points or less, it is immediately destroyed.</text:span></text:p>
      <text:p text:style-name="P2"><text:span text:style-name="T6">—Not affected by </text:span><text:span text:style-name="T7">raise dead </text:span><text:span text:style-name="T6">and </text:span><text:span text:style-name="T7">reincarnate </text:span><text:span text:style-name="T6">spells or abilities. </text:span><text:span text:style-name="T7">Resurrection </text:span><text:span text:style-name="T6">and </text:span><text:span text:style-name="T7">true resurrection </text:span><text:span text:style-name="T6">can affect undead creatures. These spells turn undead creatures back into the living creatures they were before becoming undead.</text:span></text:p>
      <text:p text:style-name="P2"><text:span text:style-name="T6">—Proficient with its natural weapons, all simple weapons, and any weapons mentioned in its entry.</text:span></text:p>
      <text:p text:style-name="P2"><text:span text:style-name="T6">—Proficient with whatever type of armor (light, medium, or heavy) it is described as wearing, as well as all lighter types. Undead not indicated as wearing armor are not proficient with armor. Undead are proficient with shields if they are proficient with any form of armor.</text:span></text:p>
      <text:p text:style-name="P2"><text:span text:style-name="T6">—Undead do not breathe, eat, or sleep.</text:span></text:p>
      <text:p text:style-name="P3"/>
      <text:p text:style-name="P2"><text:span text:style-name="T5">Vermin Type:</text:span><text:span text:style-name="T6"> This type includes insects, arachnids, other arthropods, worms, and similar invertebrates.</text:span></text:p>
      <text:p text:style-name="P2"><text:span text:style-name="T7">Features: </text:span><text:span text:style-name="T6">Vermin have the following features.</text:span></text:p>
      <text:p text:style-name="P2"><text:span text:style-name="T6">—8-sided Hit Dice.</text:span></text:p>
      <text:p text:style-name="P2"><text:span text:style-name="T6">—Base attack bonus equal to 3/4 total Hit Dice (as cleric).</text:span></text:p>
      <text:p text:style-name="P2"><text:span text:style-name="T6">—Good Fortitude saves.</text:span></text:p>
      <text:p text:style-name="P2"><text:span text:style-name="T6">—Skill points equal to (2 + Int modifier, minimum 1) per Hit Die, with quadruple skill points for the first Hit Die, if the vermin has an Intelligence score. However, most vermin are mindless and gain no skill points or feats.</text:span></text:p>
      <text:p text:style-name="P2"><text:span text:style-name="T7">Traits: </text:span><text:span text:style-name="T6">Vermin possess the following traits (unless otherwise noted in a creature’s entry).</text:span></text:p>
      <text:p text:style-name="P2"><text:span text:style-name="T6">—Mindless: No Intelligence score, and immunity to all mind-affecting effects (charms, compulsions, phantasms, patterns, and morale effects).</text:span></text:p>
      <text:p text:style-name="P2"><text:span text:style-name="T6">—Darkvision out to 60 feet.</text:span></text:p>
      <text:p text:style-name="P2"><text:span text:style-name="T6">—Proficient with their natural weapons only.</text:span></text:p>
      <text:p text:style-name="P2"><text:span text:style-name="T6">—Proficient with no armor.</text:span></text:p>
      <text:p text:style-name="P11"><text:span text:style-name="T2">—Vermin breathe, eat, and sleep.</text:span></text:p>
      <text:p text:style-name="P3"/>
      <text:p text:style-name="P2"><text:soft-page-break/><text:span text:style-name="T5">Vulnerability to Energy:</text:span><text:span text:style-name="T6"> Some creatures have vulnerability to a certain kind of energy effect (typically either cold or fire). Such a creature takes half again as much (+50%) damage as normal from the effect, regardless of whether a saving throw is allowed, or if the save is a success or failure.</text:span></text:p>
      <text:p text:style-name="P3"/>
      <text:p text:style-name="P2"><text:span text:style-name="T5">Water Subtype:</text:span><text:span text:style-name="T6"> This subtype usually is used for elementals and outsiders with a connection to the Elemental Plane of Water. Creatures with the water subtype always have swim speeds and can move in water without making Swim checks. A water creature can breathe underwater and usually can breathe air as we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center"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start" style:justify-single-word="false" fo:orphans="0" fo:widows="0" fo:keep-with-next="always" style:vertical-align="auto"/>
      <style:text-properties fo:color="#000000" fo:font-size="23pt" fo:language="en" fo:country="US" style:font-size-asian="23pt" style:language-asian="en" style:country-asian="US"/>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2" fo:widows="2" fo:keep-with-next="always" style:vertical-align="auto"/>
      <style:text-properties fo:font-size="8.5pt" fo:language="en" fo:country="US" fo:font-weight="bold" style:font-size-asian="8.5pt" style:language-asian="en" style:country-asian="US" style:font-weight-asian="bold"/>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7: GLOSSARY</dc:title>
    <meta:initial-creator>AKSmith</meta:initial-creator>
    <meta:creation-date>2003-06-30T15:01:00</meta:creation-date>
    <dc:date>2003-07-03T10:09:00</dc:date>
    <meta:editing-cycles>19</meta:editing-cycles>
    <meta:editing-duration>PT52S</meta:editing-duration>
    <meta:document-statistic meta:table-count="2" meta:image-count="0" meta:object-count="0" meta:page-count="24" meta:paragraph-count="429" meta:word-count="13112" meta:character-count="79453" meta:non-whitespace-character-count="66748"/>
    <meta:generator>LibreOffice/6.1.5.2$Linux_X86_64 LibreOffice_project/10$Build-2</meta:generator>
    <meta:user-defined meta:name="Company">Wizards of the Coast</meta:user-defined>
    <meta:user-defined meta:name="Operator">AKSmith</meta:user-defined>
  </office:meta>
</office:document-meta>
</file>